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965in"/>
    </style:style>
    <style:style style:name="co15" style:family="table-column">
      <style:table-column-properties fo:break-before="auto" style:column-width="1.2756in"/>
    </style:style>
    <style:style style:name="co38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972in"/>
    </style:style>
    <style:style style:name="co23" style:family="table-column">
      <style:table-column-properties fo:break-before="auto" style:column-width="1.1146in"/>
    </style:style>
    <style:style style:name="co24" style:family="table-column">
      <style:table-column-properties fo:break-before="auto" style:column-width="1.211in"/>
    </style:style>
    <style:style style:name="co42" style:family="table-column">
      <style:table-column-properties fo:break-before="auto" style:column-width="1.9402in"/>
    </style:style>
    <style:style style:name="co33" style:family="table-column">
      <style:table-column-properties fo:break-before="auto" style:column-width="1.4791in"/>
    </style:style>
    <style:style style:name="co41" style:family="table-column">
      <style:table-column-properties fo:break-before="auto" style:column-width="2.4335in"/>
    </style:style>
    <style:style style:name="co43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3075in"/>
    </style:style>
    <style:style style:name="co45" style:family="table-column">
      <style:table-column-properties fo:break-before="auto" style:column-width="1.2543in"/>
    </style:style>
    <style:style style:name="co46" style:family="table-column">
      <style:table-column-properties fo:break-before="auto" style:column-width="1.372in"/>
    </style:style>
    <style:style style:name="co47" style:family="table-column">
      <style:table-column-properties fo:break-before="auto" style:column-width="1.9083in"/>
    </style:style>
    <style:style style:name="co48" style:family="table-column">
      <style:table-column-properties fo:break-before="auto" style:column-width="2.0154in"/>
    </style:style>
    <style:style style:name="co30" style:family="table-column">
      <style:table-column-properties fo:break-before="auto" style:column-width="1.2862in"/>
    </style:style>
    <style:style style:name="co31" style:family="table-column">
      <style:table-column-properties fo:break-before="auto" style:column-width="1.6291in"/>
    </style:style>
    <style:style style:name="co32" style:family="table-column">
      <style:table-column-properties fo:break-before="auto" style:column-width="2.2728in"/>
    </style:style>
    <style:style style:name="co34" style:family="table-column">
      <style:table-column-properties fo:break-before="auto" style:column-width="1.6402in"/>
    </style:style>
    <style:style style:name="co35" style:family="table-column">
      <style:table-column-properties fo:break-before="auto" style:column-width="2.4547in"/>
    </style:style>
    <style:style style:name="co36" style:family="table-column">
      <style:table-column-properties fo:break-before="auto" style:column-width="1.0075in"/>
    </style:style>
    <style:style style:name="co37" style:family="table-column">
      <style:table-column-properties fo:break-before="auto" style:column-width="1.1575in"/>
    </style:style>
    <style:style style:name="co39" style:family="table-column">
      <style:table-column-properties fo:break-before="auto" style:column-width="1.1362in"/>
    </style:style>
    <style:style style:name="co40" style:family="table-column">
      <style:table-column-properties fo:break-before="auto" style:column-width="1.2646in"/>
    </style:style>
    <style:style style:name="co49" style:family="table-column">
      <style:table-column-properties fo:break-before="auto" style:column-width="2.0799in"/>
    </style:style>
    <style:style style:name="co50" style:family="table-column">
      <style:table-column-properties fo:break-before="auto" style:column-width="2.5618in"/>
    </style:style>
    <style:style style:name="co51" style:family="table-column">
      <style:table-column-properties fo:break-before="auto" style:column-width="1.3189in"/>
    </style:style>
    <style:style style:name="co52" style:family="table-column">
      <style:table-column-properties fo:break-before="auto" style:column-width="1.1043in"/>
    </style:style>
    <style:style style:name="co53" style:family="table-column">
      <style:table-column-properties fo:break-before="auto" style:column-width="2.0366in"/>
    </style:style>
    <style:style style:name="co54" style:family="table-column">
      <style:table-column-properties fo:break-before="auto" style:column-width="2.4016in"/>
    </style:style>
    <style:style style:name="co55" style:family="table-column">
      <style:table-column-properties fo:break-before="auto" style:column-width="1.0827in"/>
    </style:style>
    <style:style style:name="co56" style:family="table-column">
      <style:table-column-properties fo:break-before="auto" style:column-width="1.222in"/>
    </style:style>
    <style:style style:name="co57" style:family="table-column">
      <style:table-column-properties fo:break-before="auto" style:column-width="1.0717in"/>
    </style:style>
    <style:style style:name="co58" style:family="table-column">
      <style:table-column-properties fo:break-before="auto" style:column-width="1.9835in"/>
    </style:style>
    <style:style style:name="co59" style:family="table-column">
      <style:table-column-properties fo:break-before="auto" style:column-width="2.4118in"/>
    </style:style>
    <style:style style:name="co60" style:family="table-column">
      <style:table-column-properties fo:break-before="auto" style:column-width="0.9646in"/>
    </style:style>
    <style:style style:name="co61" style:family="table-column">
      <style:table-column-properties fo:break-before="auto" style:column-width="1.0929in"/>
    </style:style>
    <style:style style:name="co62" style:family="table-column">
      <style:table-column-properties fo:break-before="auto" style:column-width="1.0508in"/>
    </style:style>
    <style:style style:name="co63" style:family="table-column">
      <style:table-column-properties fo:break-before="auto" style:column-width="1.9508in"/>
    </style:style>
    <style:style style:name="co64" style:family="table-column">
      <style:table-column-properties fo:break-before="auto" style:column-width="1.511in"/>
    </style:style>
    <style:style style:name="co65" style:family="table-column">
      <style:table-column-properties fo:break-before="auto" style:column-width="1.9299in"/>
    </style:style>
    <style:style style:name="co66" style:family="table-column">
      <style:table-column-properties fo:break-before="auto" style:column-width="1.4146in"/>
    </style:style>
    <style:style style:name="co67" style:family="table-column">
      <style:table-column-properties fo:break-before="auto" style:column-width="1.4362in"/>
    </style:style>
    <style:style style:name="co68" style:family="table-column">
      <style:table-column-properties fo:break-before="auto" style:column-width="1.4472in"/>
    </style:style>
    <style:style style:name="co69" style:family="table-column">
      <style:table-column-properties fo:break-before="auto" style:column-width="1.2008in"/>
    </style:style>
    <style:style style:name="co70" style:family="table-column">
      <style:table-column-properties fo:break-before="auto" style:column-width="1.8756in"/>
    </style:style>
    <style:style style:name="ro1" style:family="table-row">
      <style:table-row-properties style:row-height="0.7563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e994" fo:border="0.74pt solid #000000"/>
    </style:style>
    <style:style style:name="ce14" style:family="table-cell" style:parent-style-name="Default">
      <style:table-cell-properties fo:background-color="#ffbf00" fo:border="0.74pt solid #000000"/>
    </style:style>
    <style:style style:name="ce16" style:family="table-cell" style:parent-style-name="Default">
      <style:table-cell-properties fo:background-color="#ffff00" fo:border="0.74pt solid #000000"/>
    </style:style>
    <style:style style:name="ce17" style:family="table-cell" style:parent-style-name="Default">
      <style:table-cell-properties fo:background-color="#f6f9d4" fo:border="0.74pt solid #000000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ffe994" fo:border="0.74pt solid #000000"/>
    </style:style>
    <style:style style:name="ce20" style:family="table-cell" style:parent-style-name="Default">
      <style:table-cell-properties fo:background-color="#ffffd7" fo:border="0.74pt solid #000000"/>
    </style:style>
    <style:style style:name="ce6" style:family="table-cell" style:parent-style-name="Default">
      <style:table-cell-properties fo:background-color="#ffd8ce" fo:border="0.74pt solid #000000"/>
    </style:style>
    <style:style style:name="ce15" style:family="table-cell" style:parent-style-name="Default">
      <style:table-cell-properties fo:background-color="#ffd7d7" fo:border="0.74pt solid #000000"/>
    </style:style>
    <style:style style:name="ce7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льтернативи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row table:style-name="ro1">
          <table:table-cell table:style-name="ce14"/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</table:table-row>
        <table:table-row table:style-name="ro2">
          <table:table-cell office:value-type="string" calcext:value-type="string">
            <text:p>Ціна (грн)</text:p>
          </table:table-cell>
          <table:table-cell office:value-type="float" office:value="78499" calcext:value-type="float">
            <text:p>78499</text:p>
          </table:table-cell>
          <table:table-cell office:value-type="float" office:value="55999" calcext:value-type="float">
            <text:p>55999</text:p>
          </table:table-cell>
          <table:table-cell office:value-type="float" office:value="86999" calcext:value-type="float">
            <text:p>86999</text:p>
          </table:table-cell>
          <table:table-cell office:value-type="float" office:value="45600" calcext:value-type="float">
            <text:p>45600</text:p>
          </table:table-cell>
          <table:table-cell office:value-type="float" office:value="26666" calcext:value-type="float">
            <text:p>26666</text:p>
          </table:table-cell>
        </table:table-row>
        <table:table-row table:style-name="ro2">
          <table:table-cell office:value-type="string" calcext:value-type="string">
            <text:p>Камера (основна, Мп)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Ємність (Тб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4">
          <table:table-cell office:value-type="string" calcext:value-type="string">
            <text:p>Діагональ (дюйми)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7.6" calcext:value-type="float">
            <text:p>7.6</text:p>
          </table:table-cell>
          <table:table-cell office:value-type="float" office:value="6.73" calcext:value-type="float">
            <text:p>6.73</text:p>
          </table:table-cell>
          <table:table-cell office:value-type="float" office:value="6.7" calcext:value-type="float">
            <text:p>6.7</text:p>
          </table:table-cell>
        </table:table-row>
        <table:table-row table:style-name="ro5">
          <table:table-cell office:value-type="string" calcext:value-type="string">
            <text:p>Акумулятор (мАг)</text:p>
          </table:table-cell>
          <table:table-cell office:value-type="float" office:value="3274" calcext:value-type="float">
            <text:p>3274</text:p>
          </table:table-cell>
          <table:table-cell office:value-type="float" office:value="5000" calcext:value-type="float">
            <text:p>5000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5000" calcext:value-type="float">
            <text:p>5000</text:p>
          </table:table-cell>
        </table:table-row>
        <table:table-row table:style-name="ro6">
          <table:table-cell table:style-name="Default" table:number-columns-repeated="6"/>
        </table:table-row>
      </table:table>
      <table:table table:name="Критерії" table:style-name="ta1">
        <table:table-column table:style-name="co30" table:default-cell-style-name="ce14"/>
        <table:table-column table:style-name="co7" table:number-columns-repeated="5" table:default-cell-style-name="ce17"/>
        <table:table-column table:style-name="co31" table:default-cell-style-name="ce19"/>
        <table:table-column table:style-name="co32" table:default-cell-style-name="ce19"/>
        <table:table-column table:style-name="co34" table:default-cell-style-name="ce19"/>
        <table:table-column table:style-name="co35" table:default-cell-style-name="ce19"/>
        <table:table-row table:style-name="ro7">
          <table:table-cell office:value-type="string" calcext:value-type="string">
            <text:p>Критерії</text:p>
          </table:table-cell>
          <table:table-cell table:style-name="ce16" office:value-type="string" calcext:value-type="string">
            <text:p>Ціна</text:p>
          </table:table-cell>
          <table:table-cell table:style-name="ce16" office:value-type="string" calcext:value-type="string">
            <text:p>Камера</text:p>
          </table:table-cell>
          <table:table-cell table:style-name="ce16" office:value-type="string" calcext:value-type="string">
            <text:p>Ємність</text:p>
          </table:table-cell>
          <table:table-cell table:style-name="ce16" office:value-type="string" calcext:value-type="string">
            <text:p>Діагональ</text:p>
          </table:table-cell>
          <table:table-cell table:style-name="ce16" office:value-type="string" calcext:value-type="string">
            <text:p>Акумулятор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Ціна </text:p>
          </table:table-cell>
          <table:table-cell office:value-type="float" office:value="1" calcext:value-type="float">
            <text:p>1</text:p>
          </table:table-cell>
          <table:table-cell table:formula="of:=1/[.B3]" office:value-type="float" office:value="0.333333333333333" calcext:value-type="float">
            <text:p>0.3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2:.F2])" office:value-type="float" office:value="17.3333333333333" calcext:value-type="float">
            <text:p>17.3333333333333</text:p>
          </table:table-cell>
          <table:table-cell table:formula="of:=[.G2]/[.G7]" office:value-type="float" office:value="0.279774028669152" calcext:value-type="float">
            <text:p>0.279774028669152</text:p>
          </table:table-cell>
          <table:table-cell table:formula="of:=POWER(PRODUCT([.B2:.F2]);1/5)" office:value-type="float" office:value="2.1567576948959" calcext:value-type="float">
            <text:p>2.1567576948959</text:p>
          </table:table-cell>
          <table:table-cell table:formula="of:=[.I2]/[.I7]" office:value-type="float" office:value="0.282143968825889" calcext:value-type="float">
            <text:p>0.282143968825889</text:p>
          </table:table-cell>
        </table:table-row>
        <table:table-row table:style-name="ro7">
          <table:table-cell table:style-name="ce16" office:value-type="string" calcext:value-type="string">
            <text:p>Камера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3:.F3])" office:value-type="float" office:value="23" calcext:value-type="float">
            <text:p>23</text:p>
          </table:table-cell>
          <table:table-cell table:formula="of:=[.G3]/[.G7]" office:value-type="float" office:value="0.371238614964836" calcext:value-type="float">
            <text:p>0.371238614964836</text:p>
          </table:table-cell>
          <table:table-cell table:formula="of:=POWER(PRODUCT([.B3:.F3]);1/5)" office:value-type="float" office:value="3.74332442331342" calcext:value-type="float">
            <text:p>3.74332442331342</text:p>
          </table:table-cell>
          <table:table-cell table:formula="of:=[.I3]/[.I7]" office:value-type="float" office:value="0.489696367791333" calcext:value-type="float">
            <text:p>0.489696367791333</text:p>
          </table:table-cell>
        </table:table-row>
        <table:table-row table:style-name="ro7">
          <table:table-cell table:style-name="ce16" office:value-type="string" calcext:value-type="string">
            <text:p>Ємність </text:p>
          </table:table-cell>
          <table:table-cell table:formula="of:=1/[.D2]" office:value-type="float" office:value="0.2" calcext:value-type="float">
            <text:p>0.2</text:p>
          </table:table-cell>
          <table:table-cell table:formula="of:=1/[.D3]"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table:formula="of:=1/[.D5]"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formula="of:=SUM([.B4:.F4])" office:value-type="float" office:value="8.54285714285714" calcext:value-type="float">
            <text:p>8.54285714285714</text:p>
          </table:table-cell>
          <table:table-cell table:formula="of:=[.G4]/[.G7]" office:value-type="float" office:value="0.137888628415511" calcext:value-type="float">
            <text:p>0.137888628415511</text:p>
          </table:table-cell>
          <table:table-cell table:formula="of:=POWER(PRODUCT([.B4:.F4]);1/5)" office:value-type="float" office:value="0.525305560880753" calcext:value-type="float">
            <text:p>0.525305560880753</text:p>
          </table:table-cell>
          <table:table-cell table:formula="of:=[.I4]/[.I7]" office:value-type="float" office:value="0.0687197250502259" calcext:value-type="float">
            <text:p>0.0687197250502259</text:p>
          </table:table-cell>
        </table:table-row>
        <table:table-row table:style-name="ro7">
          <table:table-cell table:style-name="ce16" office:value-type="string" calcext:value-type="string">
            <text:p>Діагональ </text:p>
          </table:table-cell>
          <table:table-cell table:formula="of:=1/[.E2]" office:value-type="float" office:value="0.25" calcext:value-type="float">
            <text:p>0.25</text:p>
          </table:table-cell>
          <table:table-cell table:formula="of:=1/[.E3]" office:value-type="float" office:value="0.142857142857143" calcext:value-type="float">
            <text:p>0.1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5:.F5])" office:value-type="float" office:value="11.3928571428571" calcext:value-type="float">
            <text:p>11.3928571428571</text:p>
          </table:table-cell>
          <table:table-cell table:formula="of:=[.G5]/[.G7]" office:value-type="float" office:value="0.183889935052458" calcext:value-type="float">
            <text:p>0.183889935052458</text:p>
          </table:table-cell>
          <table:table-cell table:formula="of:=POWER(PRODUCT([.B5:.F5]);1/5)" office:value-type="float" office:value="0.977589201004575" calcext:value-type="float">
            <text:p>0.977589201004575</text:p>
          </table:table-cell>
          <table:table-cell table:formula="of:=[.I5]/[.I7]" office:value-type="float" office:value="0.12788682646433" calcext:value-type="float">
            <text:p>0.12788682646433</text:p>
          </table:table-cell>
        </table:table-row>
        <table:table-row table:style-name="ro7">
          <table:table-cell table:style-name="ce16" office:value-type="string" calcext:value-type="string">
            <text:p>Акумулятор </text:p>
          </table:table-cell>
          <table:table-cell table:formula="of:=1/[.F2]" office:value-type="float" office:value="0.142857142857143" calcext:value-type="float">
            <text:p>0.142857142857143</text:p>
          </table:table-cell>
          <table:table-cell table:formula="of:=1/[.F3]" office:value-type="float" office:value="0.2" calcext:value-type="float">
            <text:p>0.2</text:p>
          </table:table-cell>
          <table:table-cell table:formula="of:=1/[.F4]" office:value-type="float" office:value="0.142857142857143" calcext:value-type="float">
            <text:p>0.142857142857143</text:p>
          </table:table-cell>
          <table:table-cell table:formula="of:=1/[.F5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1.68571428571429" calcext:value-type="float">
            <text:p>1.68571428571429</text:p>
          </table:table-cell>
          <table:table-cell table:formula="of:=[.G6]/[.G7]" office:value-type="float" office:value="0.0272087928980439" calcext:value-type="float">
            <text:p>0.0272087928980439</text:p>
          </table:table-cell>
          <table:table-cell table:formula="of:=POWER(PRODUCT([.B6:.F6]);1/5)" office:value-type="float" office:value="0.241197489008512" calcext:value-type="float">
            <text:p>0.241197489008512</text:p>
          </table:table-cell>
          <table:table-cell table:formula="of:=[.I6]/[.I7]" office:value-type="float" office:value="0.0315531118682226" calcext:value-type="float">
            <text:p>0.0315531118682226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61.9547619047619" calcext:value-type="float">
            <text:p>61.9547619047619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7.64417436910316" calcext:value-type="float">
            <text:p>7.64417436910316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4.59285714285714" calcext:value-type="float">
            <text:p>4.59285714285714</text:p>
          </table:table-cell>
          <table:table-cell table:style-name="ce19" table:formula="of:=SUM([.C2:.C6])" office:value-type="float" office:value="1.81904761904762" calcext:value-type="float">
            <text:p>1.81904761904762</text:p>
          </table:table-cell>
          <table:table-cell table:style-name="ce19" table:formula="of:=SUM([.D2:.D6])" office:value-type="float" office:value="18.1428571428571" calcext:value-type="float">
            <text:p>18.1428571428571</text:p>
          </table:table-cell>
          <table:table-cell table:style-name="ce19" table:formula="of:=SUM([.E2:.E6])" office:value-type="float" office:value="12.4" calcext:value-type="float">
            <text:p>12.4</text:p>
          </table:table-cell>
          <table:table-cell table:style-name="ce19" table:formula="of:=SUM([.F2:.F6])" office:value-type="float" office:value="25" calcext:value-type="float">
            <text:p>25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1.29584694253604" calcext:value-type="float">
            <text:p>1.29584694253604</text:p>
          </table:table-cell>
          <table:table-cell table:formula="of:=[.C9]*[.J3]" office:value-type="float" office:value="0.890781011887092" calcext:value-type="float">
            <text:p>0.890781011887092</text:p>
          </table:table-cell>
          <table:table-cell table:formula="of:=[.D9]*[.J4]" office:value-type="float" office:value="1.24677215448267" calcext:value-type="float">
            <text:p>1.24677215448267</text:p>
          </table:table-cell>
          <table:table-cell table:formula="of:=[.E9]*[.J5]" office:value-type="float" office:value="1.58579664815769" calcext:value-type="float">
            <text:p>1.58579664815769</text:p>
          </table:table-cell>
          <table:table-cell table:formula="of:=[.F9]*[.J6]" office:value-type="float" office:value="0.788827796705566" calcext:value-type="float">
            <text:p>0.788827796705566</text:p>
          </table:table-cell>
          <table:table-cell table:formula="of:=SUM([.B10:.F10])" office:value-type="float" office:value="5.80802455376906" calcext:value-type="float">
            <text:p>5.80802455376906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202006138442266" calcext:value-type="float">
            <text:p>0.202006138442266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180362623609166" calcext:value-type="float">
            <text:p>0.180362623609166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Ціна" table:style-name="ta1">
        <table:table-column table:style-name="co13" table:default-cell-style-name="ce14"/>
        <table:table-column table:style-name="co36" table:default-cell-style-name="ce17"/>
        <table:table-column table:style-name="co15" table:default-cell-style-name="ce17"/>
        <table:table-column table:style-name="co37" table:default-cell-style-name="ce17"/>
        <table:table-column table:style-name="co13" table:default-cell-style-name="ce17"/>
        <table:table-column table:style-name="co39" table:default-cell-style-name="ce17"/>
        <table:table-column table:style-name="co40" table:default-cell-style-name="ce19"/>
        <table:table-column table:style-name="co49" table:default-cell-style-name="ce19"/>
        <table:table-column table:style-name="co34" table:default-cell-style-name="ce19"/>
        <table:table-column table:style-name="co50" table:default-cell-style-name="ce19"/>
        <table:table-row table:style-name="ro7">
          <table:table-cell office:value-type="string" calcext:value-type="string">
            <text:p>Ціна </text:p>
          </table:table-cell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iPhone 15 Pro</text:p>
          </table:table-cell>
          <table:table-cell office:value-type="float" office:value="1" calcext:value-type="float">
            <text:p>1</text:p>
          </table:table-cell>
          <table:table-cell table:formula="of:=1/[.B3]" office:value-type="float" office:value="0.142857142857143" calcext:value-type="float">
            <text:p>0.142857142857143</text:p>
          </table:table-cell>
          <table:table-cell office:value-type="float" office:value="2" calcext:value-type="float">
            <text:p>2</text:p>
          </table:table-cell>
          <table:table-cell table:formula="of:=1/[.B5]" office:value-type="float" office:value="0.142857142857143" calcext:value-type="float">
            <text:p>0.142857142857143</text:p>
          </table:table-cell>
          <table:table-cell table:formula="of:=1/[.B6]" office:value-type="float" office:value="0.111111111111111" calcext:value-type="float">
            <text:p>0.111111111111111</text:p>
          </table:table-cell>
          <table:table-cell table:formula="of:=SUM([.B2:.F2])" office:value-type="float" office:value="3.3968253968254" calcext:value-type="float">
            <text:p>3.3968253968254</text:p>
          </table:table-cell>
          <table:table-cell table:formula="of:=[.G2]/[.G7]" office:value-type="float" office:value="0.0478814151866872" calcext:value-type="float">
            <text:p>0.0478814151866872</text:p>
          </table:table-cell>
          <table:table-cell table:formula="of:=POWER(PRODUCT([.B2:.F2]);1/5)" office:value-type="float" office:value="0.339874264868885" calcext:value-type="float">
            <text:p>0.339874264868885</text:p>
          </table:table-cell>
          <table:table-cell table:formula="of:=[.I2]/[.I7]" office:value-type="float" office:value="0.0391065999564538" calcext:value-type="float">
            <text:p>0.0391065999564538</text:p>
          </table:table-cell>
        </table:table-row>
        <table:table-row table:style-name="ro7">
          <table:table-cell table:style-name="ce16" office:value-type="string" calcext:value-type="string">
            <text:p>samsung S23 Ult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/[.C5]" office:value-type="float" office:value="0.333333333333333" calcext:value-type="float">
            <text:p>0.333333333333333</text:p>
          </table:table-cell>
          <table:table-cell table:formula="of:=1/[.C6]" office:value-type="float" office:value="0.166666666666667" calcext:value-type="float">
            <text:p>0.166666666666667</text:p>
          </table:table-cell>
          <table:table-cell table:formula="of:=SUM([.B3:.F3])" office:value-type="float" office:value="15.5" calcext:value-type="float">
            <text:p>15.5</text:p>
          </table:table-cell>
          <table:table-cell table:formula="of:=[.G3]/[.G7]" office:value-type="float" office:value="0.218486924905608" calcext:value-type="float">
            <text:p>0.218486924905608</text:p>
          </table:table-cell>
          <table:table-cell table:formula="of:=POWER(PRODUCT([.B3:.F3]);1/5)" office:value-type="float" office:value="1.22175665962439" calcext:value-type="float">
            <text:p>1.22175665962439</text:p>
          </table:table-cell>
          <table:table-cell table:formula="of:=[.I3]/[.I7]" office:value-type="float" office:value="0.140577719088253" calcext:value-type="float">
            <text:p>0.140577719088253</text:p>
          </table:table-cell>
        </table:table-row>
        <table:table-row table:style-name="ro7">
          <table:table-cell table:style-name="ce16" office:value-type="string" calcext:value-type="string">
            <text:p>Huaway p60 Pro</text:p>
          </table:table-cell>
          <table:table-cell table:formula="of:=1/[.D2]" office:value-type="float" office:value="0.5" calcext:value-type="float">
            <text:p>0.5</text:p>
          </table:table-cell>
          <table:table-cell table:formula="of:=1/[.D3]"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table:formula="of:=1/[.D5]" office:value-type="float" office:value="0.125" calcext:value-type="float">
            <text:p>0.125</text:p>
          </table:table-cell>
          <table:table-cell table:formula="of:=1/[.D6]" office:value-type="float" office:value="0.111111111111111" calcext:value-type="float">
            <text:p>0.111111111111111</text:p>
          </table:table-cell>
          <table:table-cell table:formula="of:=SUM([.B4:.F4])" office:value-type="float" office:value="1.87896825396825" calcext:value-type="float">
            <text:p>1.87896825396825</text:p>
          </table:table-cell>
          <table:table-cell table:formula="of:=[.G4]/[.G7]" office:value-type="float" office:value="0.0264858061809537" calcext:value-type="float">
            <text:p>0.0264858061809537</text:p>
          </table:table-cell>
          <table:table-cell table:formula="of:=POWER(PRODUCT([.B4:.F4]);1/5)" office:value-type="float" office:value="0.250788659205089" calcext:value-type="float">
            <text:p>0.250788659205089</text:p>
          </table:table-cell>
          <table:table-cell table:formula="of:=[.I4]/[.I7]" office:value-type="float" office:value="0.0288562353284746" calcext:value-type="float">
            <text:p>0.0288562353284746</text:p>
          </table:table-cell>
        </table:table-row>
        <table:table-row table:style-name="ro7">
          <table:table-cell table:style-name="ce16" office:value-type="string" calcext:value-type="string">
            <text:p>Xiaomi mi 13 Ultr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[.E6]" office:value-type="float" office:value="0.166666666666667" calcext:value-type="float">
            <text:p>0.166666666666667</text:p>
          </table:table-cell>
          <table:table-cell table:formula="of:=SUM([.B5:.F5])" office:value-type="float" office:value="19.1666666666667" calcext:value-type="float">
            <text:p>19.1666666666667</text:p>
          </table:table-cell>
          <table:table-cell table:formula="of:=[.G5]/[.G7]" office:value-type="float" office:value="0.270172003915536" calcext:value-type="float">
            <text:p>0.270172003915536</text:p>
          </table:table-cell>
          <table:table-cell table:formula="of:=POWER(PRODUCT([.B5:.F5]);1/5)" office:value-type="float" office:value="1.94729436123034" calcext:value-type="float">
            <text:p>1.94729436123034</text:p>
          </table:table-cell>
          <table:table-cell table:formula="of:=[.I5]/[.I7]" office:value-type="float" office:value="0.2240595109826" calcext:value-type="float">
            <text:p>0.2240595109826</text:p>
          </table:table-cell>
        </table:table-row>
        <table:table-row table:style-name="ro7">
          <table:table-cell table:style-name="ce16" office:value-type="string" calcext:value-type="string">
            <text:p>OnePlus 10 Pr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31" calcext:value-type="float">
            <text:p>31</text:p>
          </table:table-cell>
          <table:table-cell table:formula="of:=[.G6]/[.G7]" office:value-type="float" office:value="0.436973849811215" calcext:value-type="float">
            <text:p>0.436973849811215</text:p>
          </table:table-cell>
          <table:table-cell table:formula="of:=POWER(PRODUCT([.B6:.F6]);1/5)" office:value-type="float" office:value="4.93125548855168" calcext:value-type="float">
            <text:p>4.93125548855168</text:p>
          </table:table-cell>
          <table:table-cell table:formula="of:=[.I6]/[.I7]" office:value-type="float" office:value="0.567399934644219" calcext:value-type="float">
            <text:p>0.567399934644219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70.9424603174603" calcext:value-type="float">
            <text:p>70.9424603174603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8.69096943348038" calcext:value-type="float">
            <text:p>8.69096943348038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24.5" calcext:value-type="float">
            <text:p>24.5</text:p>
          </table:table-cell>
          <table:table-cell table:style-name="ce19" table:formula="of:=SUM([.C2:.C6])" office:value-type="float" office:value="10.2857142857143" calcext:value-type="float">
            <text:p>10.2857142857143</text:p>
          </table:table-cell>
          <table:table-cell table:style-name="ce19" table:formula="of:=SUM([.D2:.D6])" office:value-type="float" office:value="27" calcext:value-type="float">
            <text:p>27</text:p>
          </table:table-cell>
          <table:table-cell table:style-name="ce19" table:formula="of:=SUM([.E2:.E6])" office:value-type="float" office:value="7.60119047619048" calcext:value-type="float">
            <text:p>7.60119047619048</text:p>
          </table:table-cell>
          <table:table-cell table:style-name="ce19" table:formula="of:=SUM([.F2:.F6])" office:value-type="float" office:value="1.55555555555556" calcext:value-type="float">
            <text:p>1.55555555555556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0.958111698933117" calcext:value-type="float">
            <text:p>0.958111698933117</text:p>
          </table:table-cell>
          <table:table-cell table:formula="of:=[.C9]*[.J3]" office:value-type="float" office:value="1.44594225347917" calcext:value-type="float">
            <text:p>1.44594225347917</text:p>
          </table:table-cell>
          <table:table-cell table:formula="of:=[.D9]*[.J4]" office:value-type="float" office:value="0.779118353868814" calcext:value-type="float">
            <text:p>0.779118353868814</text:p>
          </table:table-cell>
          <table:table-cell table:formula="of:=[.E9]*[.J5]" office:value-type="float" office:value="1.70311902098083" calcext:value-type="float">
            <text:p>1.70311902098083</text:p>
          </table:table-cell>
          <table:table-cell table:formula="of:=[.F9]*[.J6]" office:value-type="float" office:value="0.882622120557677" calcext:value-type="float">
            <text:p>0.882622120557677</text:p>
          </table:table-cell>
          <table:table-cell table:formula="of:=SUM([.B10:.F10])" office:value-type="float" office:value="5.76891344781961" calcext:value-type="float">
            <text:p>5.76891344781961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192228361954902" calcext:value-type="float">
            <text:p>0.192228361954902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171632466031162" calcext:value-type="float">
            <text:p>0.171632466031162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Камера" table:style-name="ta1">
        <table:table-column table:style-name="co51" table:default-cell-style-name="ce14"/>
        <table:table-column table:style-name="co22" table:default-cell-style-name="ce17"/>
        <table:table-column table:style-name="co13" table:default-cell-style-name="ce17"/>
        <table:table-column table:style-name="co23" table:default-cell-style-name="ce17"/>
        <table:table-column table:style-name="co24" table:default-cell-style-name="ce17"/>
        <table:table-column table:style-name="co23" table:default-cell-style-name="ce17"/>
        <table:table-column table:style-name="co52" table:default-cell-style-name="ce19"/>
        <table:table-column table:style-name="co53" table:default-cell-style-name="ce19"/>
        <table:table-column table:style-name="co6" table:default-cell-style-name="ce19"/>
        <table:table-column table:style-name="co54" table:default-cell-style-name="ce19"/>
        <table:table-row table:style-name="ro7">
          <table:table-cell office:value-type="string" calcext:value-type="string">
            <text:p>Камера</text:p>
          </table:table-cell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iPhone 15 Pro</text:p>
          </table:table-cell>
          <table:table-cell office:value-type="float" office:value="1" calcext:value-type="float">
            <text:p>1</text:p>
          </table:table-cell>
          <table:table-cell table:formula="of:=1/[.B3]" office:value-type="float" office:value="0.111111111111111" calcext:value-type="float">
            <text:p>0.111111111111111</text:p>
          </table:table-cell>
          <table:table-cell table:formula="of:=1/[.B4]" office:value-type="float" office:value="0.5" calcext:value-type="float">
            <text:p>0.5</text:p>
          </table:table-cell>
          <table:table-cell table:formula="of:=1/[.B5]" office:value-type="float" office:value="0.5" calcext:value-type="float">
            <text:p>0.5</text:p>
          </table:table-cell>
          <table:table-cell table:formula="of:=1/[.B6]" office:value-type="float" office:value="0.5" calcext:value-type="float">
            <text:p>0.5</text:p>
          </table:table-cell>
          <table:table-cell table:formula="of:=SUM([.B2:.F2])" office:value-type="float" office:value="2.61111111111111" calcext:value-type="float">
            <text:p>2.61111111111111</text:p>
          </table:table-cell>
          <table:table-cell table:formula="of:=[.G2]/[.G7]" office:value-type="float" office:value="0.0475227502527806" calcext:value-type="float">
            <text:p>0.0475227502527806</text:p>
          </table:table-cell>
          <table:table-cell table:formula="of:=POWER(PRODUCT([.B2:.F2]);1/5)" office:value-type="float" office:value="0.425141500208597" calcext:value-type="float">
            <text:p>0.425141500208597</text:p>
          </table:table-cell>
          <table:table-cell table:formula="of:=[.I2]/[.I7]" office:value-type="float" office:value="0.0503404208579416" calcext:value-type="float">
            <text:p>0.0503404208579416</text:p>
          </table:table-cell>
        </table:table-row>
        <table:table-row table:style-name="ro7">
          <table:table-cell table:style-name="ce16" office:value-type="string" calcext:value-type="string">
            <text:p>samsung S23 Ultr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SUM([.B3:.F3])" office:value-type="float" office:value="37" calcext:value-type="float">
            <text:p>37</text:p>
          </table:table-cell>
          <table:table-cell table:formula="of:=[.G3]/[.G7]" office:value-type="float" office:value="0.673407482305359" calcext:value-type="float">
            <text:p>0.673407482305359</text:p>
          </table:table-cell>
          <table:table-cell table:formula="of:=POWER(PRODUCT([.B3:.F3]);1/5)" office:value-type="float" office:value="5.79954613479529" calcext:value-type="float">
            <text:p>5.79954613479529</text:p>
          </table:table-cell>
          <table:table-cell table:formula="of:=[.I3]/[.I7]" office:value-type="float" office:value="0.686716288735389" calcext:value-type="float">
            <text:p>0.686716288735389</text:p>
          </table:table-cell>
        </table:table-row>
        <table:table-row table:style-name="ro7">
          <table:table-cell table:style-name="ce16" office:value-type="string" calcext:value-type="string">
            <text:p>Huaway p60 Pro</text:p>
          </table:table-cell>
          <table:table-cell office:value-type="float" office:value="2" calcext:value-type="float">
            <text:p>2</text:p>
          </table:table-cell>
          <table:table-cell table:formula="of:=1/[.D3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table:formula="of:=1/[.D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4:.F4])" office:value-type="float" office:value="5.11111111111111" calcext:value-type="float">
            <text:p>5.11111111111111</text:p>
          </table:table-cell>
          <table:table-cell table:formula="of:=[.G4]/[.G7]" office:value-type="float" office:value="0.0930232558139535" calcext:value-type="float">
            <text:p>0.0930232558139535</text:p>
          </table:table-cell>
          <table:table-cell table:formula="of:=POWER(PRODUCT([.B4:.F4]);1/5)" office:value-type="float" office:value="0.740214344974307" calcext:value-type="float">
            <text:p>0.740214344974307</text:p>
          </table:table-cell>
          <table:table-cell table:formula="of:=[.I4]/[.I7]" office:value-type="float" office:value="0.08764776346889" calcext:value-type="float">
            <text:p>0.08764776346889</text:p>
          </table:table-cell>
        </table:table-row>
        <table:table-row table:style-name="ro7">
          <table:table-cell table:style-name="ce16" office:value-type="string" calcext:value-type="string">
            <text:p>Xiaomi mi 13 Ultra</text:p>
          </table:table-cell>
          <table:table-cell office:value-type="float" office:value="2" calcext:value-type="float">
            <text:p>2</text:p>
          </table:table-cell>
          <table:table-cell table:formula="of:=1/[.E3]" office:value-type="float" office:value="0.111111111111111" calcext:value-type="float">
            <text:p>0.1111111111111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5:.F5])" office:value-type="float" office:value="5.11111111111111" calcext:value-type="float">
            <text:p>5.11111111111111</text:p>
          </table:table-cell>
          <table:table-cell table:formula="of:=[.G5]/[.G7]" office:value-type="float" office:value="0.0930232558139535" calcext:value-type="float">
            <text:p>0.0930232558139535</text:p>
          </table:table-cell>
          <table:table-cell table:formula="of:=POWER(PRODUCT([.B5:.F5]);1/5)" office:value-type="float" office:value="0.740214344974307" calcext:value-type="float">
            <text:p>0.740214344974307</text:p>
          </table:table-cell>
          <table:table-cell table:formula="of:=[.I5]/[.I7]" office:value-type="float" office:value="0.08764776346889" calcext:value-type="float">
            <text:p>0.08764776346889</text:p>
          </table:table-cell>
        </table:table-row>
        <table:table-row table:style-name="ro7">
          <table:table-cell table:style-name="ce16" office:value-type="string" calcext:value-type="string">
            <text:p>OnePlus 10 Pro</text:p>
          </table:table-cell>
          <table:table-cell office:value-type="float" office:value="2" calcext:value-type="float">
            <text:p>2</text:p>
          </table:table-cell>
          <table:table-cell table:formula="of:=1/[.F3]" office:value-type="float" office:value="0.111111111111111" calcext:value-type="float">
            <text:p>0.111111111111111</text:p>
          </table:table-cell>
          <table:table-cell table:formula="of:=1/[.F4]" office:value-type="float" office:value="1" calcext:value-type="float">
            <text:p>1</text:p>
          </table:table-cell>
          <table:table-cell table:formula="of:=1/[.F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5.11111111111111" calcext:value-type="float">
            <text:p>5.11111111111111</text:p>
          </table:table-cell>
          <table:table-cell table:formula="of:=[.G6]/[.G7]" office:value-type="float" office:value="0.0930232558139535" calcext:value-type="float">
            <text:p>0.0930232558139535</text:p>
          </table:table-cell>
          <table:table-cell table:formula="of:=POWER(PRODUCT([.B6:.F6]);1/5)" office:value-type="float" office:value="0.740214344974307" calcext:value-type="float">
            <text:p>0.740214344974307</text:p>
          </table:table-cell>
          <table:table-cell table:formula="of:=[.I6]/[.I7]" office:value-type="float" office:value="0.08764776346889" calcext:value-type="float">
            <text:p>0.08764776346889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54.9444444444444" calcext:value-type="float">
            <text:p>54.9444444444444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8.44533066992681" calcext:value-type="float">
            <text:p>8.44533066992681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16" calcext:value-type="float">
            <text:p>16</text:p>
          </table:table-cell>
          <table:table-cell table:style-name="ce19" table:formula="of:=SUM([.C2:.C6])" office:value-type="float" office:value="1.44444444444444" calcext:value-type="float">
            <text:p>1.44444444444444</text:p>
          </table:table-cell>
          <table:table-cell table:style-name="ce19" table:formula="of:=SUM([.D2:.D6])" office:value-type="float" office:value="12.5" calcext:value-type="float">
            <text:p>12.5</text:p>
          </table:table-cell>
          <table:table-cell table:style-name="ce19" table:formula="of:=SUM([.E2:.E6])" office:value-type="float" office:value="12.5" calcext:value-type="float">
            <text:p>12.5</text:p>
          </table:table-cell>
          <table:table-cell table:style-name="ce19" table:formula="of:=SUM([.F2:.F6])" office:value-type="float" office:value="12.5" calcext:value-type="float">
            <text:p>12.5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0.805446733727065" calcext:value-type="float">
            <text:p>0.805446733727065</text:p>
          </table:table-cell>
          <table:table-cell table:formula="of:=[.C9]*[.J3]" office:value-type="float" office:value="0.991923528173336" calcext:value-type="float">
            <text:p>0.991923528173336</text:p>
          </table:table-cell>
          <table:table-cell table:formula="of:=[.D9]*[.J4]" office:value-type="float" office:value="1.09559704336112" calcext:value-type="float">
            <text:p>1.09559704336112</text:p>
          </table:table-cell>
          <table:table-cell table:formula="of:=[.E9]*[.J5]" office:value-type="float" office:value="1.09559704336112" calcext:value-type="float">
            <text:p>1.09559704336112</text:p>
          </table:table-cell>
          <table:table-cell table:formula="of:=[.F9]*[.J6]" office:value-type="float" office:value="1.09559704336112" calcext:value-type="float">
            <text:p>1.09559704336112</text:p>
          </table:table-cell>
          <table:table-cell table:formula="of:=SUM([.B10:.F10])" office:value-type="float" office:value="5.08416139198378" calcext:value-type="float">
            <text:p>5.08416139198378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0210403479959445" calcext:value-type="float">
            <text:p>0.0210403479959445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018786024996379" calcext:value-type="float">
            <text:p>0.018786024996379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Ємність" table:style-name="ta1">
        <table:table-column table:style-name="co13" table:default-cell-style-name="ce14"/>
        <table:table-column table:style-name="co55" table:default-cell-style-name="ce17"/>
        <table:table-column table:style-name="co29" table:default-cell-style-name="ce17"/>
        <table:table-column table:style-name="co56" table:default-cell-style-name="ce17"/>
        <table:table-column table:style-name="co15" table:default-cell-style-name="ce17"/>
        <table:table-column table:style-name="co57" table:default-cell-style-name="ce17"/>
        <table:table-column table:style-name="co37" table:default-cell-style-name="ce19"/>
        <table:table-column table:style-name="co58" table:default-cell-style-name="ce19"/>
        <table:table-column table:style-name="co33" table:default-cell-style-name="ce19"/>
        <table:table-column table:style-name="co59" table:default-cell-style-name="ce19"/>
        <table:table-row table:style-name="ro7">
          <table:table-cell office:value-type="string" calcext:value-type="string">
            <text:p>Ємкість</text:p>
          </table:table-cell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iPhone 15 P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2:.F2])" office:value-type="float" office:value="15" calcext:value-type="float">
            <text:p>15</text:p>
          </table:table-cell>
          <table:table-cell table:formula="of:=[.G2]/[.G7]" office:value-type="float" office:value="0.281803542673108" calcext:value-type="float">
            <text:p>0.281803542673108</text:p>
          </table:table-cell>
          <table:table-cell table:formula="of:=POWER(PRODUCT([.B2:.F2]);1/5)" office:value-type="float" office:value="2.0361680046404" calcext:value-type="float">
            <text:p>2.0361680046404</text:p>
          </table:table-cell>
          <table:table-cell table:formula="of:=[.I2]/[.I7]" office:value-type="float" office:value="0.296847355480867" calcext:value-type="float">
            <text:p>0.296847355480867</text:p>
          </table:table-cell>
        </table:table-row>
        <table:table-row table:style-name="ro7">
          <table:table-cell table:style-name="ce16" office:value-type="string" calcext:value-type="string">
            <text:p>samsung S23 Ultra</text:p>
          </table:table-cell>
          <table:table-cell table:formula="of:=1/[.C2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1/[.C4]" office:value-type="float" office:value="0.2" calcext:value-type="float">
            <text:p>0.2</text:p>
          </table:table-cell>
          <table:table-cell table:formula="of:=1/[.C5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SUM([.B3:.F3])" office:value-type="float" office:value="6.6" calcext:value-type="float">
            <text:p>6.6</text:p>
          </table:table-cell>
          <table:table-cell table:formula="of:=[.G3]/[.G7]" office:value-type="float" office:value="0.123993558776167" calcext:value-type="float">
            <text:p>0.123993558776167</text:p>
          </table:table-cell>
          <table:table-cell table:formula="of:=POWER(PRODUCT([.B3:.F3]);1/5)" office:value-type="float" office:value="0.525305560880753" calcext:value-type="float">
            <text:p>0.525305560880753</text:p>
          </table:table-cell>
          <table:table-cell table:formula="of:=[.I3]/[.I7]" office:value-type="float" office:value="0.0765828586891997" calcext:value-type="float">
            <text:p>0.0765828586891997</text:p>
          </table:table-cell>
        </table:table-row>
        <table:table-row table:style-name="ro7">
          <table:table-cell table:style-name="ce16" office:value-type="string" calcext:value-type="string">
            <text:p>Huaway p60 Pro</text:p>
          </table:table-cell>
          <table:table-cell table:formula="of:=1/[.D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[.D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4:.F4])" office:value-type="float" office:value="15" calcext:value-type="float">
            <text:p>15</text:p>
          </table:table-cell>
          <table:table-cell table:formula="of:=[.G4]/[.G7]" office:value-type="float" office:value="0.281803542673108" calcext:value-type="float">
            <text:p>0.281803542673108</text:p>
          </table:table-cell>
          <table:table-cell table:formula="of:=POWER(PRODUCT([.B4:.F4]);1/5)" office:value-type="float" office:value="2.0361680046404" calcext:value-type="float">
            <text:p>2.0361680046404</text:p>
          </table:table-cell>
          <table:table-cell table:formula="of:=[.I4]/[.I7]" office:value-type="float" office:value="0.296847355480867" calcext:value-type="float">
            <text:p>0.296847355480867</text:p>
          </table:table-cell>
        </table:table-row>
        <table:table-row table:style-name="ro7">
          <table:table-cell table:style-name="ce16" office:value-type="string" calcext:value-type="string">
            <text:p>Xiaomi mi 13 Ultra</text:p>
          </table:table-cell>
          <table:table-cell table:formula="of:=1/[.E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5:.F5])" office:value-type="float" office:value="15" calcext:value-type="float">
            <text:p>15</text:p>
          </table:table-cell>
          <table:table-cell table:formula="of:=[.G5]/[.G7]" office:value-type="float" office:value="0.281803542673108" calcext:value-type="float">
            <text:p>0.281803542673108</text:p>
          </table:table-cell>
          <table:table-cell table:formula="of:=POWER(PRODUCT([.B5:.F5]);1/5)" office:value-type="float" office:value="2.0361680046404" calcext:value-type="float">
            <text:p>2.0361680046404</text:p>
          </table:table-cell>
          <table:table-cell table:formula="of:=[.I5]/[.I7]" office:value-type="float" office:value="0.296847355480867" calcext:value-type="float">
            <text:p>0.296847355480867</text:p>
          </table:table-cell>
        </table:table-row>
        <table:table-row table:style-name="ro7">
          <table:table-cell table:style-name="ce16" office:value-type="string" calcext:value-type="string">
            <text:p>OnePlus 10 Pro</text:p>
          </table:table-cell>
          <table:table-cell table:formula="of:=1/[.F2]" office:value-type="float" office:value="0.142857142857143" calcext:value-type="float">
            <text:p>0.142857142857143</text:p>
          </table:table-cell>
          <table:table-cell table:formula="of:=1/[.F3]" office:value-type="float" office:value="0.2" calcext:value-type="float">
            <text:p>0.2</text:p>
          </table:table-cell>
          <table:table-cell table:formula="of:=1/[.F4]" office:value-type="float" office:value="0.142857142857143" calcext:value-type="float">
            <text:p>0.142857142857143</text:p>
          </table:table-cell>
          <table:table-cell table:formula="of:=1/[.F5]"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1.62857142857143" calcext:value-type="float">
            <text:p>1.62857142857143</text:p>
          </table:table-cell>
          <table:table-cell table:formula="of:=[.G6]/[.G7]" office:value-type="float" office:value="0.0305958132045089" calcext:value-type="float">
            <text:p>0.0305958132045089</text:p>
          </table:table-cell>
          <table:table-cell table:formula="of:=POWER(PRODUCT([.B6:.F6]);1/5)" office:value-type="float" office:value="0.22550032655116" calcext:value-type="float">
            <text:p>0.22550032655116</text:p>
          </table:table-cell>
          <table:table-cell table:formula="of:=[.I6]/[.I7]" office:value-type="float" office:value="0.0328750748681987" calcext:value-type="float">
            <text:p>0.0328750748681987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53.2285714285714" calcext:value-type="float">
            <text:p>53.2285714285714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6.85930990135311" calcext:value-type="float">
            <text:p>6.85930990135311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3.34285714285714" calcext:value-type="float">
            <text:p>3.34285714285714</text:p>
          </table:table-cell>
          <table:table-cell table:style-name="ce19" table:formula="of:=SUM([.C2:.C6])" office:value-type="float" office:value="16.2" calcext:value-type="float">
            <text:p>16.2</text:p>
          </table:table-cell>
          <table:table-cell table:style-name="ce19" table:formula="of:=SUM([.D2:.D6])" office:value-type="float" office:value="3.34285714285714" calcext:value-type="float">
            <text:p>3.34285714285714</text:p>
          </table:table-cell>
          <table:table-cell table:style-name="ce19" table:formula="of:=SUM([.E2:.E6])" office:value-type="float" office:value="3.34285714285714" calcext:value-type="float">
            <text:p>3.34285714285714</text:p>
          </table:table-cell>
          <table:table-cell table:style-name="ce19" table:formula="of:=SUM([.F2:.F6])" office:value-type="float" office:value="27" calcext:value-type="float">
            <text:p>27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0.99231830260747" calcext:value-type="float">
            <text:p>0.99231830260747</text:p>
          </table:table-cell>
          <table:table-cell table:formula="of:=[.C9]*[.J3]" office:value-type="float" office:value="1.24064231076504" calcext:value-type="float">
            <text:p>1.24064231076504</text:p>
          </table:table-cell>
          <table:table-cell table:formula="of:=[.D9]*[.J4]" office:value-type="float" office:value="0.99231830260747" calcext:value-type="float">
            <text:p>0.99231830260747</text:p>
          </table:table-cell>
          <table:table-cell table:formula="of:=[.E9]*[.J5]" office:value-type="float" office:value="0.99231830260747" calcext:value-type="float">
            <text:p>0.99231830260747</text:p>
          </table:table-cell>
          <table:table-cell table:formula="of:=[.F9]*[.J6]" office:value-type="float" office:value="0.887627021441365" calcext:value-type="float">
            <text:p>0.887627021441365</text:p>
          </table:table-cell>
          <table:table-cell table:formula="of:=SUM([.B10:.F10])" office:value-type="float" office:value="5.10522424002881" calcext:value-type="float">
            <text:p>5.10522424002881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0263060600072029" calcext:value-type="float">
            <text:p>0.0263060600072029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0234875535778598" calcext:value-type="float">
            <text:p>0.0234875535778598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Діагональ" table:style-name="ta1">
        <table:table-column table:style-name="co15" table:default-cell-style-name="ce14"/>
        <table:table-column table:style-name="co60" table:default-cell-style-name="ce17"/>
        <table:table-column table:style-name="co15" table:default-cell-style-name="ce17"/>
        <table:table-column table:style-name="co61" table:default-cell-style-name="ce17"/>
        <table:table-column table:style-name="co24" table:default-cell-style-name="ce17"/>
        <table:table-column table:style-name="co62" table:default-cell-style-name="ce17"/>
        <table:table-column table:style-name="co38" table:default-cell-style-name="ce19"/>
        <table:table-column table:style-name="co63" table:default-cell-style-name="ce19"/>
        <table:table-column table:style-name="co64" table:default-cell-style-name="ce19"/>
        <table:table-column table:style-name="co41" table:default-cell-style-name="ce19"/>
        <table:table-row table:style-name="ro7">
          <table:table-cell office:value-type="string" calcext:value-type="string">
            <text:p>Діагональ</text:p>
          </table:table-cell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iPhone 15 Pro</text:p>
          </table:table-cell>
          <table:table-cell office:value-type="float" office:value="1" calcext:value-type="float">
            <text:p>1</text:p>
          </table:table-cell>
          <table:table-cell table:formula="of:=1/[.B3]" office:value-type="float" office:value="0.2" calcext:value-type="float">
            <text:p>0.2</text:p>
          </table:table-cell>
          <table:table-cell table:formula="of:=1/[.B4]" office:value-type="float" office:value="0.142857142857143" calcext:value-type="float">
            <text:p>0.142857142857143</text:p>
          </table:table-cell>
          <table:table-cell table:formula="of:=1/[.B5]" office:value-type="float" office:value="0.2" calcext:value-type="float">
            <text:p>0.2</text:p>
          </table:table-cell>
          <table:table-cell table:formula="of:=1/[.B6]" office:value-type="float" office:value="0.2" calcext:value-type="float">
            <text:p>0.2</text:p>
          </table:table-cell>
          <table:table-cell table:formula="of:=SUM([.B2:.F2])" office:value-type="float" office:value="1.74285714285714" calcext:value-type="float">
            <text:p>1.74285714285714</text:p>
          </table:table-cell>
          <table:table-cell table:formula="of:=[.G2]/[.G7]" office:value-type="float" office:value="0.0342792919359371" calcext:value-type="float">
            <text:p>0.0342792919359371</text:p>
          </table:table-cell>
          <table:table-cell table:formula="of:=POWER(PRODUCT([.B2:.F2]);1/5)" office:value-type="float" office:value="0.257987336842338" calcext:value-type="float">
            <text:p>0.257987336842338</text:p>
          </table:table-cell>
          <table:table-cell table:formula="of:=[.I2]/[.I7]" office:value-type="float" office:value="0.0357743714766352" calcext:value-type="float">
            <text:p>0.0357743714766352</text:p>
          </table:table-cell>
        </table:table-row>
        <table:table-row table:style-name="ro7">
          <table:table-cell table:style-name="ce16" office:value-type="string" calcext:value-type="string">
            <text:p>samsung S23 Ult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[.C4]"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3:.F3])" office:value-type="float" office:value="10.2" calcext:value-type="float">
            <text:p>10.2</text:p>
          </table:table-cell>
          <table:table-cell table:formula="of:=[.G3]/[.G7]" office:value-type="float" office:value="0.200618151166058" calcext:value-type="float">
            <text:p>0.200618151166058</text:p>
          </table:table-cell>
          <table:table-cell table:formula="of:=POWER(PRODUCT([.B3:.F3]);1/5)" office:value-type="float" office:value="1.31950791077289" calcext:value-type="float">
            <text:p>1.31950791077289</text:p>
          </table:table-cell>
          <table:table-cell table:formula="of:=[.I3]/[.I7]" office:value-type="float" office:value="0.18297241540656" calcext:value-type="float">
            <text:p>0.18297241540656</text:p>
          </table:table-cell>
        </table:table-row>
        <table:table-row table:style-name="ro7">
          <table:table-cell table:style-name="ce16" office:value-type="string" calcext:value-type="string">
            <text:p>Huaway p60 Pr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4:.F4])" office:value-type="float" office:value="23" calcext:value-type="float">
            <text:p>23</text:p>
          </table:table-cell>
          <table:table-cell table:formula="of:=[.G4]/[.G7]" office:value-type="float" office:value="0.452374262433268" calcext:value-type="float">
            <text:p>0.452374262433268</text:p>
          </table:table-cell>
          <table:table-cell table:formula="of:=POWER(PRODUCT([.B4:.F4]);1/5)" office:value-type="float" office:value="3.87615924192095" calcext:value-type="float">
            <text:p>3.87615924192095</text:p>
          </table:table-cell>
          <table:table-cell table:formula="of:=[.I4]/[.I7]" office:value-type="float" office:value="0.537495996200058" calcext:value-type="float">
            <text:p>0.537495996200058</text:p>
          </table:table-cell>
        </table:table-row>
        <table:table-row table:style-name="ro7">
          <table:table-cell table:style-name="ce16" office:value-type="string" calcext:value-type="string">
            <text:p>Xiaomi mi 13 Ultra</text:p>
          </table:table-cell>
          <table:table-cell office:value-type="float" office:value="5" calcext:value-type="float">
            <text:p>5</text:p>
          </table:table-cell>
          <table:table-cell table:formula="of:=1/[.E3]" office:value-type="float" office:value="0.5" calcext:value-type="float">
            <text:p>0.5</text:p>
          </table:table-cell>
          <table:table-cell table:formula="of:=1/[.E4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5:.F5])" office:value-type="float" office:value="8.7" calcext:value-type="float">
            <text:p>8.7</text:p>
          </table:table-cell>
          <table:table-cell table:formula="of:=[.G5]/[.G7]" office:value-type="float" office:value="0.171115481876932" calcext:value-type="float">
            <text:p>0.171115481876932</text:p>
          </table:table-cell>
          <table:table-cell table:formula="of:=POWER(PRODUCT([.B5:.F5]);1/5)" office:value-type="float" office:value="1" calcext:value-type="float">
            <text:p>1</text:p>
          </table:table-cell>
          <table:table-cell table:formula="of:=[.I5]/[.I7]" office:value-type="float" office:value="0.138667160623072" calcext:value-type="float">
            <text:p>0.138667160623072</text:p>
          </table:table-cell>
        </table:table-row>
        <table:table-row table:style-name="ro7">
          <table:table-cell table:style-name="ce16" office:value-type="string" calcext:value-type="string">
            <text:p>OnePlus 10 Pro</text:p>
          </table:table-cell>
          <table:table-cell office:value-type="float" office:value="5" calcext:value-type="float">
            <text:p>5</text:p>
          </table:table-cell>
          <table:table-cell table:formula="of:=1/[.F3]" office:value-type="float" office:value="0.5" calcext:value-type="float">
            <text:p>0.5</text:p>
          </table:table-cell>
          <table:table-cell table:formula="of:=1/[.F4]" office:value-type="float" office:value="0.2" calcext:value-type="float">
            <text:p>0.2</text:p>
          </table:table-cell>
          <table:table-cell table:formula="of:=1/[.F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7.2" calcext:value-type="float">
            <text:p>7.2</text:p>
          </table:table-cell>
          <table:table-cell table:formula="of:=[.G6]/[.G7]" office:value-type="float" office:value="0.141612812587806" calcext:value-type="float">
            <text:p>0.141612812587806</text:p>
          </table:table-cell>
          <table:table-cell table:formula="of:=POWER(PRODUCT([.B6:.F6]);1/5)" office:value-type="float" office:value="0.757858283255199" calcext:value-type="float">
            <text:p>0.757858283255199</text:p>
          </table:table-cell>
          <table:table-cell table:formula="of:=[.I6]/[.I7]" office:value-type="float" office:value="0.105090056293675" calcext:value-type="float">
            <text:p>0.105090056293675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50.8428571428571" calcext:value-type="float">
            <text:p>50.8428571428571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7.21151277279138" calcext:value-type="float">
            <text:p>7.21151277279138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23" calcext:value-type="float">
            <text:p>23</text:p>
          </table:table-cell>
          <table:table-cell table:style-name="ce19" table:formula="of:=SUM([.C2:.C6])" office:value-type="float" office:value="7.2" calcext:value-type="float">
            <text:p>7.2</text:p>
          </table:table-cell>
          <table:table-cell table:style-name="ce19" table:formula="of:=SUM([.D2:.D6])" office:value-type="float" office:value="1.74285714285714" calcext:value-type="float">
            <text:p>1.74285714285714</text:p>
          </table:table-cell>
          <table:table-cell table:style-name="ce19" table:formula="of:=SUM([.E2:.E6])" office:value-type="float" office:value="8.7" calcext:value-type="float">
            <text:p>8.7</text:p>
          </table:table-cell>
          <table:table-cell table:style-name="ce19" table:formula="of:=SUM([.F2:.F6])" office:value-type="float" office:value="10.2" calcext:value-type="float">
            <text:p>10.2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0.822810543962609" calcext:value-type="float">
            <text:p>0.822810543962609</text:p>
          </table:table-cell>
          <table:table-cell table:formula="of:=[.C9]*[.J3]" office:value-type="float" office:value="1.31740139092723" calcext:value-type="float">
            <text:p>1.31740139092723</text:p>
          </table:table-cell>
          <table:table-cell table:formula="of:=[.D9]*[.J4]" office:value-type="float" office:value="0.936778736234386" calcext:value-type="float">
            <text:p>0.936778736234386</text:p>
          </table:table-cell>
          <table:table-cell table:formula="of:=[.E9]*[.J5]" office:value-type="float" office:value="1.20640429742073" calcext:value-type="float">
            <text:p>1.20640429742073</text:p>
          </table:table-cell>
          <table:table-cell table:formula="of:=[.F9]*[.J6]" office:value-type="float" office:value="1.07191857419548" calcext:value-type="float">
            <text:p>1.07191857419548</text:p>
          </table:table-cell>
          <table:table-cell table:formula="of:=SUM([.B10:.F10])" office:value-type="float" office:value="5.35531354274044" calcext:value-type="float">
            <text:p>5.35531354274044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0888283856851089" calcext:value-type="float">
            <text:p>0.0888283856851089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0793110586474186" calcext:value-type="float">
            <text:p>0.0793110586474186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Акумулятор" table:style-name="ta1">
        <table:table-column table:style-name="co29" table:default-cell-style-name="ce14"/>
        <table:table-column table:style-name="co22" table:default-cell-style-name="ce17"/>
        <table:table-column table:style-name="co15" table:default-cell-style-name="ce17"/>
        <table:table-column table:style-name="co38" table:default-cell-style-name="ce17"/>
        <table:table-column table:style-name="co13" table:default-cell-style-name="ce17"/>
        <table:table-column table:style-name="co23" table:default-cell-style-name="ce17"/>
        <table:table-column table:style-name="co24" table:default-cell-style-name="ce19"/>
        <table:table-column table:style-name="co42" table:default-cell-style-name="ce19"/>
        <table:table-column table:style-name="co33" table:default-cell-style-name="ce19"/>
        <table:table-column table:style-name="co41" table:default-cell-style-name="ce19"/>
        <table:table-row table:style-name="ro7">
          <table:table-cell office:value-type="string" calcext:value-type="string">
            <text:p>Акумулятор</text:p>
          </table:table-cell>
          <table:table-cell table:style-name="ce16" office:value-type="string" calcext:value-type="string">
            <text:p>iPhone 15 Pro</text:p>
          </table:table-cell>
          <table:table-cell table:style-name="ce16" office:value-type="string" calcext:value-type="string">
            <text:p>samsung S23 Ultra</text:p>
          </table:table-cell>
          <table:table-cell table:style-name="ce16" office:value-type="string" calcext:value-type="string">
            <text:p>Huaway p60 Pro</text:p>
          </table:table-cell>
          <table:table-cell table:style-name="ce16" office:value-type="string" calcext:value-type="string">
            <text:p>Xiaomi mi 13 Ultra</text:p>
          </table:table-cell>
          <table:table-cell table:style-name="ce16" office:value-type="string" calcext:value-type="string">
            <text:p>OnePlus 10 Pro</text:p>
          </table:table-cell>
          <table:table-cell table:style-name="ce14" office:value-type="string" calcext:value-type="string">
            <text:p>Суми по рядках</text:p>
          </table:table-cell>
          <table:table-cell table:style-name="ce14" office:value-type="string" calcext:value-type="string">
            <text:p>Ваги критеріїв (рядкові суми)</text:p>
          </table:table-cell>
          <table:table-cell table:style-name="ce14" office:value-type="string" calcext:value-type="string">
            <text:p>Середнє геометричне</text:p>
          </table:table-cell>
          <table:table-cell table:style-name="ce14" office:value-type="string" calcext:value-type="string">
            <text:p>Ваги критеріїв (середнї геометричні)</text:p>
          </table:table-cell>
        </table:table-row>
        <table:table-row table:style-name="ro7">
          <table:table-cell table:style-name="ce16" office:value-type="string" calcext:value-type="string">
            <text:p>iPhone 15 Pro</text:p>
          </table:table-cell>
          <table:table-cell office:value-type="float" office:value="1" calcext:value-type="float">
            <text:p>1</text:p>
          </table:table-cell>
          <table:table-cell table:formula="of:=1/[.B3]" office:value-type="float" office:value="0.2" calcext:value-type="float">
            <text:p>0.2</text:p>
          </table:table-cell>
          <table:table-cell table:formula="of:=1/[.B4]" office:value-type="float" office:value="0.25" calcext:value-type="float">
            <text:p>0.25</text:p>
          </table:table-cell>
          <table:table-cell table:formula="of:=1/[.B5]" office:value-type="float" office:value="0.2" calcext:value-type="float">
            <text:p>0.2</text:p>
          </table:table-cell>
          <table:table-cell table:formula="of:=1/[.B6]" office:value-type="float" office:value="0.2" calcext:value-type="float">
            <text:p>0.2</text:p>
          </table:table-cell>
          <table:table-cell table:formula="of:=SUM([.B2:.F2])" office:value-type="float" office:value="1.85" calcext:value-type="float">
            <text:p>1.85</text:p>
          </table:table-cell>
          <table:table-cell table:formula="of:=[.G2]/[.G7]" office:value-type="float" office:value="0.0452876376988984" calcext:value-type="float">
            <text:p>0.0452876376988984</text:p>
          </table:table-cell>
          <table:table-cell table:formula="of:=POWER(PRODUCT([.B2:.F2]);1/5)" office:value-type="float" office:value="0.288539981181443" calcext:value-type="float">
            <text:p>0.288539981181443</text:p>
          </table:table-cell>
          <table:table-cell table:formula="of:=[.I2]/[.I7]" office:value-type="float" office:value="0.0470900147547447" calcext:value-type="float">
            <text:p>0.0470900147547447</text:p>
          </table:table-cell>
        </table:table-row>
        <table:table-row table:style-name="ro7">
          <table:table-cell table:style-name="ce16" office:value-type="string" calcext:value-type="string">
            <text:p>samsung S23 Ult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F3])" office:value-type="float" office:value="11" calcext:value-type="float">
            <text:p>11</text:p>
          </table:table-cell>
          <table:table-cell table:formula="of:=[.G3]/[.G7]" office:value-type="float" office:value="0.269277845777234" calcext:value-type="float">
            <text:p>0.269277845777234</text:p>
          </table:table-cell>
          <table:table-cell table:formula="of:=POWER(PRODUCT([.B3:.F3]);1/5)" office:value-type="float" office:value="1.71877192758748" calcext:value-type="float">
            <text:p>1.71877192758748</text:p>
          </table:table-cell>
          <table:table-cell table:formula="of:=[.I3]/[.I7]" office:value-type="float" office:value="0.28050530501435" calcext:value-type="float">
            <text:p>0.28050530501435</text:p>
          </table:table-cell>
        </table:table-row>
        <table:table-row table:style-name="ro7">
          <table:table-cell table:style-name="ce16" office:value-type="string" calcext:value-type="string">
            <text:p>Huaway p60 Pro</text:p>
          </table:table-cell>
          <table:table-cell office:value-type="float" office:value="4" calcext:value-type="float">
            <text:p>4</text:p>
          </table:table-cell>
          <table:table-cell table:formula="of:=1/[.D3]"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formula="of:=1/[.D5]" office:value-type="float" office:value="0.333333333333333" calcext:value-type="float">
            <text:p>0.333333333333333</text:p>
          </table:table-cell>
          <table:table-cell table:formula="of:=1/[.D6]" office:value-type="float" office:value="0.333333333333333" calcext:value-type="float">
            <text:p>0.333333333333333</text:p>
          </table:table-cell>
          <table:table-cell table:formula="of:=SUM([.B4:.F4])" office:value-type="float" office:value="6" calcext:value-type="float">
            <text:p>6</text:p>
          </table:table-cell>
          <table:table-cell table:formula="of:=[.G4]/[.G7]" office:value-type="float" office:value="0.1468788249694" calcext:value-type="float">
            <text:p>0.1468788249694</text:p>
          </table:table-cell>
          <table:table-cell table:formula="of:=POWER(PRODUCT([.B4:.F4]);1/5)" office:value-type="float" office:value="0.682557503693073" calcext:value-type="float">
            <text:p>0.682557503693073</text:p>
          </table:table-cell>
          <table:table-cell table:formula="of:=[.I4]/[.I7]" office:value-type="float" office:value="0.111394070202205" calcext:value-type="float">
            <text:p>0.111394070202205</text:p>
          </table:table-cell>
        </table:table-row>
        <table:table-row table:style-name="ro7">
          <table:table-cell table:style-name="ce16" office:value-type="string" calcext:value-type="string">
            <text:p>Xiaomi mi 13 Ultra</text:p>
          </table:table-cell>
          <table:table-cell office:value-type="float" office:value="5" calcext:value-type="float">
            <text:p>5</text:p>
          </table:table-cell>
          <table:table-cell table:formula="of:=1/[.E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:.F5])" office:value-type="float" office:value="11" calcext:value-type="float">
            <text:p>11</text:p>
          </table:table-cell>
          <table:table-cell table:formula="of:=[.G5]/[.G7]" office:value-type="float" office:value="0.269277845777234" calcext:value-type="float">
            <text:p>0.269277845777234</text:p>
          </table:table-cell>
          <table:table-cell table:formula="of:=POWER(PRODUCT([.B5:.F5]);1/5)" office:value-type="float" office:value="1.71877192758748" calcext:value-type="float">
            <text:p>1.71877192758748</text:p>
          </table:table-cell>
          <table:table-cell table:formula="of:=[.I5]/[.I7]" office:value-type="float" office:value="0.28050530501435" calcext:value-type="float">
            <text:p>0.28050530501435</text:p>
          </table:table-cell>
        </table:table-row>
        <table:table-row table:style-name="ro7">
          <table:table-cell table:style-name="ce16" office:value-type="string" calcext:value-type="string">
            <text:p>OnePlus 10 Pro</text:p>
          </table:table-cell>
          <table:table-cell office:value-type="float" office:value="5" calcext:value-type="float">
            <text:p>5</text:p>
          </table:table-cell>
          <table:table-cell table:formula="of:=1/[.F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[.F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11" calcext:value-type="float">
            <text:p>11</text:p>
          </table:table-cell>
          <table:table-cell table:formula="of:=[.G6]/[.G7]" office:value-type="float" office:value="0.269277845777234" calcext:value-type="float">
            <text:p>0.269277845777234</text:p>
          </table:table-cell>
          <table:table-cell table:formula="of:=POWER(PRODUCT([.B6:.F6]);1/5)" office:value-type="float" office:value="1.71877192758748" calcext:value-type="float">
            <text:p>1.71877192758748</text:p>
          </table:table-cell>
          <table:table-cell table:formula="of:=[.I6]/[.I7]" office:value-type="float" office:value="0.28050530501435" calcext:value-type="float">
            <text:p>0.28050530501435</text:p>
          </table:table-cell>
        </table:table-row>
        <table:table-row table:style-name="ro7">
          <table:table-cell table:style-name="ce18" table:number-columns-repeated="5"/>
          <table:table-cell table:style-name="ce14" office:value-type="string" calcext:value-type="string">
            <text:p>Сума</text:p>
          </table:table-cell>
          <table:table-cell table:formula="of:=SUM([.G2:.G6])" office:value-type="float" office:value="40.85" calcext:value-type="float">
            <text:p>40.85</text:p>
          </table:table-cell>
          <table:table-cell table:style-name="ce14" office:value-type="string" calcext:value-type="string">
            <text:p>Сума</text:p>
          </table:table-cell>
          <table:table-cell table:formula="of:=SUM([.I2:.I6])" office:value-type="float" office:value="6.12741326763695" calcext:value-type="float">
            <text:p>6.12741326763695</text:p>
          </table:table-cell>
          <table:table-cell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office:value-type="string" calcext:value-type="string">
            <text:p>Сума по стовпцях</text:p>
          </table:table-cell>
          <table:table-cell table:style-name="ce19" table:formula="of:=SUM([.B2:.B6])" office:value-type="float" office:value="20" calcext:value-type="float">
            <text:p>20</text:p>
          </table:table-cell>
          <table:table-cell table:style-name="ce19" table:formula="of:=SUM([.C2:.C6])" office:value-type="float" office:value="3.53333333333333" calcext:value-type="float">
            <text:p>3.53333333333333</text:p>
          </table:table-cell>
          <table:table-cell table:style-name="ce19" table:formula="of:=SUM([.D2:.D6])" office:value-type="float" office:value="10.25" calcext:value-type="float">
            <text:p>10.25</text:p>
          </table:table-cell>
          <table:table-cell table:style-name="ce19" table:formula="of:=SUM([.E2:.E6])" office:value-type="float" office:value="3.53333333333333" calcext:value-type="float">
            <text:p>3.53333333333333</text:p>
          </table:table-cell>
          <table:table-cell table:style-name="ce19" table:formula="of:=SUM([.F2:.F6])" office:value-type="float" office:value="3.53333333333333" calcext:value-type="float">
            <text:p>3.53333333333333</text:p>
          </table:table-cell>
          <table:table-cell table:style-name="ce14" office:value-type="string" calcext:value-type="string">
            <text:p>Сума L max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L max</text:p>
          </table:table-cell>
          <table:table-cell table:formula="of:=[.B9]*[.J2]" office:value-type="float" office:value="0.941800295094895" calcext:value-type="float">
            <text:p>0.941800295094895</text:p>
          </table:table-cell>
          <table:table-cell table:formula="of:=[.C9]*[.J3]" office:value-type="float" office:value="0.991118744384036" calcext:value-type="float">
            <text:p>0.991118744384036</text:p>
          </table:table-cell>
          <table:table-cell table:formula="of:=[.D9]*[.J4]" office:value-type="float" office:value="1.1417892195726" calcext:value-type="float">
            <text:p>1.1417892195726</text:p>
          </table:table-cell>
          <table:table-cell table:formula="of:=[.E9]*[.J5]" office:value-type="float" office:value="0.991118744384036" calcext:value-type="float">
            <text:p>0.991118744384036</text:p>
          </table:table-cell>
          <table:table-cell table:formula="of:=[.F9]*[.J6]" office:value-type="float" office:value="0.991118744384036" calcext:value-type="float">
            <text:p>0.991118744384036</text:p>
          </table:table-cell>
          <table:table-cell table:formula="of:=SUM([.B10:.F10])" office:value-type="float" office:value="5.0569457478196" calcext:value-type="float">
            <text:p>5.0569457478196</text:p>
          </table:table-cell>
          <table:table-cell table:style-name="Default" table:number-columns-repeated="3"/>
        </table:table-row>
        <table:table-row table:style-name="ro7">
          <table:table-cell office:value-type="string" calcext:value-type="string">
            <text:p>ІУ</text:p>
          </table:table-cell>
          <table:table-cell table:style-name="ce19" table:formula="of:=([.G10]-5)/4" office:value-type="float" office:value="0.0142364369549017" calcext:value-type="float">
            <text:p>0.0142364369549017</text:p>
          </table:table-cell>
          <table:table-cell table:style-name="ce18" table:number-columns-repeated="5"/>
          <table:table-cell table:style-name="Default" table:number-columns-repeated="3"/>
        </table:table-row>
        <table:table-row table:style-name="ro7">
          <table:table-cell office:value-type="string" calcext:value-type="string">
            <text:p>ОУ</text:p>
          </table:table-cell>
          <table:table-cell table:style-name="ce19" table:formula="of:=[.B11]/1.12" office:value-type="float" office:value="0.0127111044240194" calcext:value-type="float">
            <text:p>0.0127111044240194</text:p>
          </table:table-cell>
          <table:table-cell table:style-name="ce18" table:number-columns-repeated="5"/>
          <table:table-cell table:style-name="Default" table:number-columns-repeated="3"/>
        </table:table-row>
      </table:table>
      <table:table table:name="Оцінка узгодженості ієрархії" table:style-name="ta1">
        <table:table-column table:style-name="co43" table:default-cell-style-name="ce19"/>
        <table:table-column table:style-name="co7" table:number-columns-repeated="6" table:default-cell-style-name="ce17"/>
        <table:table-row table:style-name="ro7">
          <table:table-cell table:style-name="ce14" office:value-type="string" calcext:value-type="string">
            <text:p>Матриця</text:p>
          </table:table-cell>
          <table:table-cell table:style-name="ce16" office:value-type="string" calcext:value-type="string">
            <text:p>Критерії</text:p>
          </table:table-cell>
          <table:table-cell table:style-name="ce16" office:value-type="string" calcext:value-type="string">
            <text:p>Ціна</text:p>
          </table:table-cell>
          <table:table-cell table:style-name="ce16" office:value-type="string" calcext:value-type="string">
            <text:p>Камера</text:p>
          </table:table-cell>
          <table:table-cell table:style-name="ce16" office:value-type="string" calcext:value-type="string">
            <text:p>Ємність</text:p>
          </table:table-cell>
          <table:table-cell table:style-name="ce16" office:value-type="string" calcext:value-type="string">
            <text:p>Діагональ</text:p>
          </table:table-cell>
          <table:table-cell table:style-name="ce16" office:value-type="string" calcext:value-type="string">
            <text:p>Акумулятор</text:p>
          </table:table-cell>
        </table:table-row>
        <table:table-row table:style-name="ro7">
          <table:table-cell office:value-type="string" calcext:value-type="string">
            <text:p>Розмірність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 max</text:p>
          </table:table-cell>
          <table:table-cell office:value-type="float" office:value="5.808" calcext:value-type="float">
            <text:p>5.808</text:p>
          </table:table-cell>
          <table:table-cell office:value-type="float" office:value="5.769" calcext:value-type="float">
            <text:p>5.769</text:p>
          </table:table-cell>
          <table:table-cell office:value-type="float" office:value="5.084" calcext:value-type="float">
            <text:p>5.084</text:p>
          </table:table-cell>
          <table:table-cell office:value-type="float" office:value="5.105" calcext:value-type="float">
            <text:p>5.105</text:p>
          </table:table-cell>
          <table:table-cell office:value-type="float" office:value="5.355" calcext:value-type="float">
            <text:p>5.355</text:p>
          </table:table-cell>
          <table:table-cell office:value-type="float" office:value="5.057" calcext:value-type="float">
            <text:p>5.057</text:p>
          </table:table-cell>
        </table:table-row>
        <table:table-row table:style-name="ro7">
          <table:table-cell office:value-type="string" calcext:value-type="string">
            <text:p>ІУ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7">
          <table:table-cell office:value-type="string" calcext:value-type="string">
            <text:p>ІВУ</text:p>
          </table:table-cell>
          <table:table-cell table:number-columns-repeated="6" office:value-type="float" office:value="1.12" calcext:value-type="float">
            <text:p>1.12</text:p>
          </table:table-cell>
        </table:table-row>
        <table:table-row table:style-name="ro7">
          <table:table-cell office:value-type="string" calcext:value-type="string">
            <text:p>ОУ</text:p>
          </table:table-cell>
          <table:table-cell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7">
          <table:table-cell table:style-name="ce14" office:value-type="string" calcext:value-type="string">
            <text:p>Ваги критеріїв</text:p>
          </table:table-cell>
          <table:table-cell table:style-name="ce19"/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3" calcext:value-type="float">
            <text:p>0.03</text:p>
          </table:table-cell>
        </table:table-row>
        <table:table-row table:style-name="ro7">
          <table:table-cell office:value-type="string" calcext:value-type="string">
            <text:p>ІУ</text:p>
          </table:table-cell>
          <table:table-cell table:formula="of:=[.B4] + SUMPRODUCT([.C7:.G7];[.C4:.G4])" office:value-type="float" office:value="0.27986" calcext:value-type="float">
            <text:p>0.27986</text:p>
          </table:table-cell>
          <table:table-cell table:style-name="ce18" table:number-columns-repeated="5"/>
        </table:table-row>
        <table:table-row table:style-name="ro7">
          <table:table-cell office:value-type="string" calcext:value-type="string">
            <text:p>ІВУ</text:p>
          </table:table-cell>
          <table:table-cell table:formula="of:=[.B5] + SUMPRODUCT([.C7:.G7];[.C5:.G5])" office:value-type="float" office:value="2.24" calcext:value-type="float">
            <text:p>2.24</text:p>
          </table:table-cell>
          <table:table-cell table:style-name="ce18" table:number-columns-repeated="5"/>
        </table:table-row>
        <table:table-row table:style-name="ro7">
          <table:table-cell office:value-type="string" calcext:value-type="string">
            <text:p>ОУ</text:p>
          </table:table-cell>
          <table:table-cell table:formula="of:=[.B8]/[.B9]" office:value-type="float" office:value="0.1249375" calcext:value-type="float">
            <text:p>0.1249375</text:p>
          </table:table-cell>
          <table:table-cell table:style-name="ce18" table:number-columns-repeated="5"/>
        </table:table-row>
      </table:table>
      <table:table table:name="Глобальна вага альтернатив за сумою по рядках" table:style-name="ta1">
        <table:table-column table:style-name="co44" table:default-cell-style-name="ce16"/>
        <table:table-column table:style-name="co45" table:default-cell-style-name="ce17"/>
        <table:table-column table:style-name="co46" table:number-columns-repeated="3" table:default-cell-style-name="ce17"/>
        <table:table-column table:style-name="co15" table:default-cell-style-name="ce17"/>
        <table:table-column table:style-name="co47" table:default-cell-style-name="ce17"/>
        <table:table-column table:style-name="co48" table:default-cell-style-name="Default"/>
        <table:table-row table:style-name="ro7">
          <table:table-cell table:style-name="ce14" table:number-columns-spanned="1" table:number-rows-spanned="2"/>
          <table:table-cell table:style-name="ce14" office:value-type="string" calcext:value-type="string" table:number-columns-spanned="5" table:number-rows-spanned="1">
            <text:p>Критерії</text:p>
          </table:table-cell>
          <table:covered-table-cell table:number-columns-repeated="4" table:style-name="ce18"/>
          <table:table-cell table:style-name="ce16" office:value-type="string" calcext:value-type="string" table:number-columns-spanned="1" table:number-rows-spanned="3">
            <text:p>Глобална вага альтернатив</text:p>
          </table:table-cell>
          <table:table-cell/>
        </table:table-row>
        <table:table-row table:style-name="ro7">
          <table:covered-table-cell table:style-name="ce18"/>
          <table:table-cell table:style-name="ce16" office:value-type="string" calcext:value-type="string">
            <text:p>Ціна</text:p>
          </table:table-cell>
          <table:table-cell table:style-name="ce16" office:value-type="string" calcext:value-type="string">
            <text:p>Камера</text:p>
          </table:table-cell>
          <table:table-cell table:style-name="ce16" office:value-type="string" calcext:value-type="string">
            <text:p>Ємність</text:p>
          </table:table-cell>
          <table:table-cell table:style-name="ce16" office:value-type="string" calcext:value-type="string">
            <text:p>Діагональ</text:p>
          </table:table-cell>
          <table:table-cell table:style-name="ce16" office:value-type="string" calcext:value-type="string">
            <text:p>Акумулятор</text:p>
          </table:table-cell>
          <table:covered-table-cell table:style-name="ce18"/>
          <table:table-cell/>
        </table:table-row>
        <table:table-row table:style-name="ro7">
          <table:table-cell table:style-name="ce14" office:value-type="string" calcext:value-type="string">
            <text:p>Вага критеріїв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covered-table-cell table:style-name="ce18"/>
          <table:table-cell/>
        </table:table-row>
        <table:table-row table:style-name="ro7">
          <table:table-cell office:value-type="string" calcext:value-type="string">
            <text:p>iPhone 15 Pro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" calcext:value-type="float">
            <text:p>0.045</text:p>
          </table:table-cell>
          <table:table-cell table:formula="of:=SUMPRODUCT([.B3:.F3];[.B4:.F4])" office:value-type="float" office:value="0.07815" calcext:value-type="float">
            <text:p>0.07815</text:p>
          </table:table-cell>
          <table:table-cell/>
        </table:table-row>
        <table:table-row table:style-name="ro7">
          <table:table-cell office:value-type="string" calcext:value-type="string">
            <text:p>samsung S23 Ultra</text:p>
          </table:table-cell>
          <table:table-cell office:value-type="float" office:value="0.218" calcext:value-type="float">
            <text:p>0.218</text:p>
          </table:table-cell>
          <table:table-cell office:value-type="float" office:value="0.673" calcext:value-type="float">
            <text:p>0.67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69" calcext:value-type="float">
            <text:p>0.269</text:p>
          </table:table-cell>
          <table:table-cell table:formula="of:=SUMPRODUCT([.B3:.F3];[.B5:.F5])" office:value-type="float" office:value="0.37166" calcext:value-type="float">
            <text:p>0.37166</text:p>
          </table:table-cell>
          <table:table-cell/>
        </table:table-row>
        <table:table-row table:style-name="ro7">
          <table:table-cell office:value-type="string" calcext:value-type="string">
            <text:p>Huaway p60 Pro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3" calcext:value-type="float">
            <text:p>0.0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452" calcext:value-type="float">
            <text:p>0.452</text:p>
          </table:table-cell>
          <table:table-cell office:value-type="float" office:value="0.147" calcext:value-type="float">
            <text:p>0.147</text:p>
          </table:table-cell>
          <table:table-cell table:formula="of:=SUMPRODUCT([.B3:.F3];[.B6:.F6])" office:value-type="float" office:value="0.16694" calcext:value-type="float">
            <text:p>0.16694</text:p>
          </table:table-cell>
          <table:table-cell/>
        </table:table-row>
        <table:table-row table:style-name="ro7">
          <table:table-cell office:value-type="string" calcext:value-type="string">
            <text:p>Xiaomi mi 13 Ultra</text:p>
          </table:table-cell>
          <table:table-cell office:value-type="float" office:value="0.27" calcext:value-type="float">
            <text:p>0.27</text:p>
          </table:table-cell>
          <table:table-cell office:value-type="float" office:value="0.093" calcext:value-type="float">
            <text:p>0.0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69" calcext:value-type="float">
            <text:p>0.269</text:p>
          </table:table-cell>
          <table:table-cell table:formula="of:=SUMPRODUCT([.B3:.F3];[.B7:.F7])" office:value-type="float" office:value="0.18834" calcext:value-type="float">
            <text:p>0.18834</text:p>
          </table:table-cell>
          <table:table-cell/>
        </table:table-row>
        <table:table-row table:style-name="ro7">
          <table:table-cell office:value-type="string" calcext:value-type="string">
            <text:p>OnePlus 10 Pro</text:p>
          </table:table-cell>
          <table:table-cell office:value-type="float" office:value="0.437" calcext:value-type="float">
            <text:p>0.43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42" calcext:value-type="float">
            <text:p>0.142</text:p>
          </table:table-cell>
          <table:table-cell office:value-type="float" office:value="0.269" calcext:value-type="float">
            <text:p>0.269</text:p>
          </table:table-cell>
          <table:table-cell table:formula="of:=SUMPRODUCT([.B3:.F3];[.B8:.F8])" office:value-type="float" office:value="0.19474" calcext:value-type="float">
            <text:p>0.19474</text:p>
          </table:table-cell>
          <table:table-cell/>
        </table:table-row>
        <table:table-row table:style-name="ro7">
          <table:table-cell table:style-name="ce14" office:value-type="string" calcext:value-type="string">
            <text:p>Порядок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7">
          <table:table-cell table:style-name="ce14" office:value-type="string" calcext:value-type="string">
            <text:p>Альтернативи</text:p>
          </table:table-cell>
          <table:table-cell office:value-type="string" calcext:value-type="string">
            <text:p>samsung S23 Ultra</text:p>
          </table:table-cell>
          <table:table-cell office:value-type="string" calcext:value-type="string">
            <text:p>OnePlus 10 Pro</text:p>
          </table:table-cell>
          <table:table-cell office:value-type="string" calcext:value-type="string">
            <text:p>Xiaomi mi 13 Ultra</text:p>
          </table:table-cell>
          <table:table-cell office:value-type="string" calcext:value-type="string">
            <text:p>Huaway p60 Pro</text:p>
          </table:table-cell>
          <table:table-cell office:value-type="string" calcext:value-type="string">
            <text:p>iPhone 15 Pro</text:p>
          </table:table-cell>
          <table:table-cell table:style-name="Default"/>
          <table:table-cell/>
        </table:table-row>
      </table:table>
      <table:table table:name="Глобальна вага альтернатив за середнім геометричним" table:style-name="ta1">
        <table:table-column table:style-name="co65" table:default-cell-style-name="ce16"/>
        <table:table-column table:style-name="co66" table:default-cell-style-name="ce17"/>
        <table:table-column table:style-name="co67" table:default-cell-style-name="ce17"/>
        <table:table-column table:style-name="co68" table:default-cell-style-name="ce17"/>
        <table:table-column table:style-name="co66" table:default-cell-style-name="ce17"/>
        <table:table-column table:style-name="co69" table:default-cell-style-name="ce17"/>
        <table:table-column table:style-name="co70" table:default-cell-style-name="ce18"/>
        <table:table-row table:style-name="ro7">
          <table:table-cell table:style-name="ce14" table:number-columns-spanned="1" table:number-rows-spanned="2"/>
          <table:table-cell table:style-name="ce14" office:value-type="string" calcext:value-type="string" table:number-columns-spanned="5" table:number-rows-spanned="1">
            <text:p>Критерії</text:p>
          </table:table-cell>
          <table:covered-table-cell table:number-columns-repeated="4" table:style-name="ce18"/>
          <table:table-cell table:style-name="ce16" office:value-type="string" calcext:value-type="string" table:number-columns-spanned="1" table:number-rows-spanned="3">
            <text:p>Глобална вага альтернатив</text:p>
          </table:table-cell>
        </table:table-row>
        <table:table-row table:style-name="ro7">
          <table:covered-table-cell/>
          <table:table-cell table:style-name="ce16" office:value-type="string" calcext:value-type="string">
            <text:p>Ціна</text:p>
          </table:table-cell>
          <table:table-cell table:style-name="ce16" office:value-type="string" calcext:value-type="string">
            <text:p>Камера</text:p>
          </table:table-cell>
          <table:table-cell table:style-name="ce16" office:value-type="string" calcext:value-type="string">
            <text:p>Ємність</text:p>
          </table:table-cell>
          <table:table-cell table:style-name="ce16" office:value-type="string" calcext:value-type="string">
            <text:p>Діагональ</text:p>
          </table:table-cell>
          <table:table-cell table:style-name="ce16" office:value-type="string" calcext:value-type="string">
            <text:p>Акумулятор</text:p>
          </table:table-cell>
          <table:covered-table-cell table:style-name="ce16"/>
        </table:table-row>
        <table:table-row table:style-name="ro7">
          <table:table-cell table:style-name="ce14" office:value-type="string" calcext:value-type="string">
            <text:p>Вага критеріїв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3" calcext:value-type="float">
            <text:p>0.03</text:p>
          </table:table-cell>
          <table:covered-table-cell table:style-name="ce16"/>
        </table:table-row>
        <table:table-row table:style-name="ro7">
          <table:table-cell office:value-type="string" calcext:value-type="string">
            <text:p>iPhone 15 Pro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0.036" calcext:value-type="float">
            <text:p>0.036</text:p>
          </table:table-cell>
          <table:table-cell table:style-name="ce20" office:value-type="float" office:value="0.047" calcext:value-type="float">
            <text:p>0.047</text:p>
          </table:table-cell>
          <table:table-cell table:style-name="ce17" table:formula="of:=SUMPRODUCT([.B3:.F3];[.B4:.F4])" office:value-type="float" office:value="0.0623" calcext:value-type="float">
            <text:p>0.0623</text:p>
          </table:table-cell>
        </table:table-row>
        <table:table-row table:style-name="ro7">
          <table:table-cell office:value-type="string" calcext:value-type="string">
            <text:p>samsung S23 Ultra</text:p>
          </table:table-cell>
          <table:table-cell office:value-type="float" office:value="0.141" calcext:value-type="float">
            <text:p>0.1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28" calcext:value-type="float">
            <text:p>0.28</text:p>
          </table:table-cell>
          <table:table-cell table:style-name="ce17" table:formula="of:=SUMPRODUCT([.B3:.F3];[.B5:.F5])" office:value-type="float" office:value="0.41369" calcext:value-type="float">
            <text:p>0.41369</text:p>
          </table:table-cell>
        </table:table-row>
        <table:table-row table:style-name="ro7">
          <table:table-cell office:value-type="string" calcext:value-type="string">
            <text:p>Huaway p60 Pro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7" calcext:value-type="float">
            <text:p>0.297</text:p>
          </table:table-cell>
          <table:table-cell office:value-type="float" office:value="0.537" calcext:value-type="float">
            <text:p>0.537</text:p>
          </table:table-cell>
          <table:table-cell office:value-type="float" office:value="0.111" calcext:value-type="float">
            <text:p>0.111</text:p>
          </table:table-cell>
          <table:table-cell table:style-name="ce17" table:formula="of:=SUMPRODUCT([.B3:.F3];[.B6:.F6])" office:value-type="float" office:value="0.14517" calcext:value-type="float">
            <text:p>0.14517</text:p>
          </table:table-cell>
        </table:table-row>
        <table:table-row table:style-name="ro7">
          <table:table-cell office:value-type="string" calcext:value-type="string">
            <text:p>Xiaomi mi 13 Ultra</text:p>
          </table:table-cell>
          <table:table-cell table:style-name="ce20" office:value-type="float" office:value="0.224" calcext:value-type="float">
            <text:p>0.224</text:p>
          </table:table-cell>
          <table:table-cell table:style-name="ce20" office:value-type="float" office:value="0.088" calcext:value-type="float">
            <text:p>0.088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0.139" calcext:value-type="float">
            <text:p>0.139</text:p>
          </table:table-cell>
          <table:table-cell table:style-name="ce20" office:value-type="float" office:value="0.28" calcext:value-type="float">
            <text:p>0.28</text:p>
          </table:table-cell>
          <table:table-cell table:style-name="ce17" table:formula="of:=SUMPRODUCT([.B3:.F3];[.B7:.F7])" office:value-type="float" office:value="0.1531" calcext:value-type="float">
            <text:p>0.1531</text:p>
          </table:table-cell>
        </table:table-row>
        <table:table-row table:style-name="ro7">
          <table:table-cell office:value-type="string" calcext:value-type="string">
            <text:p>OnePlus 10 Pro</text:p>
          </table:table-cell>
          <table:table-cell office:value-type="float" office:value="0.567" calcext:value-type="float">
            <text:p>0.5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" calcext:value-type="float">
            <text:p>0.28</text:p>
          </table:table-cell>
          <table:table-cell table:style-name="ce17" table:formula="of:=SUMPRODUCT([.B3:.F3];[.B8:.F8])" office:value-type="float" office:value="0.22624" calcext:value-type="float">
            <text:p>0.22624</text:p>
          </table:table-cell>
        </table:table-row>
        <table:table-row table:style-name="ro7">
          <table:table-cell table:style-name="ce14" office:value-type="string" calcext:value-type="string">
            <text:p>Порядок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7">
          <table:table-cell table:style-name="ce14" office:value-type="string" calcext:value-type="string">
            <text:p>Альтернативи</text:p>
          </table:table-cell>
          <table:table-cell office:value-type="string" calcext:value-type="string">
            <text:p>samsung S23 Ultra</text:p>
          </table:table-cell>
          <table:table-cell office:value-type="string" calcext:value-type="string">
            <text:p>OnePlus 10 Pro</text:p>
          </table:table-cell>
          <table:table-cell office:value-type="string" calcext:value-type="string">
            <text:p>Xiaomi mi 13 Ultra</text:p>
          </table:table-cell>
          <table:table-cell office:value-type="string" calcext:value-type="string">
            <text:p>Huaway p60 Pro</text:p>
          </table:table-cell>
          <table:table-cell office:value-type="string" calcext:value-type="string">
            <text:p>iPhone 15 Pro</text:p>
          </table:table-cell>
          <table:table-cell/>
        </table:table-row>
        <table:table-row table:style-name="ro7">
          <table:table-cell table:style-name="ce14" office:value-type="string" calcext:value-type="string">
            <text:p>Глобальна вага альтернатив</text:p>
          </table:table-cell>
          <table:table-cell table:style-name="ce19" office:value-type="float" office:value="0.4136" calcext:value-type="float">
            <text:p>0.4136</text:p>
          </table:table-cell>
          <table:table-cell table:style-name="ce19" office:value-type="float" office:value="0.2262" calcext:value-type="float">
            <text:p>0.2262</text:p>
          </table:table-cell>
          <table:table-cell table:style-name="ce19" office:value-type="float" office:value="0.1531" calcext:value-type="float">
            <text:p>0.1531</text:p>
          </table:table-cell>
          <table:table-cell table:style-name="ce19" office:value-type="float" office:value="0.1451" calcext:value-type="float">
            <text:p>0.1451</text:p>
          </table:table-cell>
          <table:table-cell table:style-name="ce19" office:value-type="float" office:value="0.0623" calcext:value-type="float">
            <text:p>0.0623</text:p>
          </table:table-cell>
          <table:table-cell table:style-name="ce7"/>
        </table:table-row>
        <table:table-row table:style-name="ro7">
          <table:table-cell table:style-name="ce14" office:value-type="string" calcext:value-type="string">
            <text:p>Вага альтернативи за:</text:p>
          </table:table-cell>
          <table:table-cell table:style-name="ce14" table:number-columns-repeated="5"/>
          <table:table-cell table:style-name="ce14" office:value-type="string" calcext:value-type="string">
            <text:p>Вага критерію</text:p>
          </table:table-cell>
        </table:table-row>
        <table:table-row table:style-name="ro7">
          <table:table-cell table:style-name="ce14" office:value-type="string" calcext:value-type="string">
            <text:p>Ціна</text:p>
          </table:table-cell>
          <table:table-cell table:formula="of:=[.B5]" office:value-type="float" office:value="0.141" calcext:value-type="float">
            <text:p>0.141</text:p>
          </table:table-cell>
          <table:table-cell table:formula="of:=[.B8]" office:value-type="float" office:value="0.567" calcext:value-type="float">
            <text:p>0.567</text:p>
          </table:table-cell>
          <table:table-cell table:formula="of:=[.B7]" office:value-type="float" office:value="0.224" calcext:value-type="float">
            <text:p>0.224</text:p>
          </table:table-cell>
          <table:table-cell table:formula="of:=[.B6]" office:value-type="float" office:value="0.029" calcext:value-type="float">
            <text:p>0.029</text:p>
          </table:table-cell>
          <table:table-cell table:formula="of:=[.B4]" office:value-type="float" office:value="0.039" calcext:value-type="float">
            <text:p>0.039</text:p>
          </table:table-cell>
          <table:table-cell table:style-name="ce17" office:value-type="float" office:value="0.28" calcext:value-type="float">
            <text:p>0.28</text:p>
          </table:table-cell>
        </table:table-row>
        <table:table-row table:style-name="ro7">
          <table:table-cell table:style-name="ce14" office:value-type="string" calcext:value-type="string">
            <text:p>Камера</text:p>
          </table:table-cell>
          <table:table-cell table:formula="of:=[.C5]" office:value-type="float" office:value="0.687" calcext:value-type="float">
            <text:p>0.687</text:p>
          </table:table-cell>
          <table:table-cell table:formula="of:=[.C8]" office:value-type="float" office:value="0.088" calcext:value-type="float">
            <text:p>0.088</text:p>
          </table:table-cell>
          <table:table-cell table:formula="of:=[.C7]" office:value-type="float" office:value="0.088" calcext:value-type="float">
            <text:p>0.088</text:p>
          </table:table-cell>
          <table:table-cell table:formula="of:=[.C6]" office:value-type="float" office:value="0.088" calcext:value-type="float">
            <text:p>0.088</text:p>
          </table:table-cell>
          <table:table-cell table:formula="of:=[.C4]" office:value-type="float" office:value="0.05" calcext:value-type="float">
            <text:p>0.05</text:p>
          </table:table-cell>
          <table:table-cell table:style-name="ce17" office:value-type="float" office:value="0.49" calcext:value-type="float">
            <text:p>0.49</text:p>
          </table:table-cell>
        </table:table-row>
        <table:table-row table:style-name="ro7">
          <table:table-cell table:style-name="ce14" office:value-type="string" calcext:value-type="string">
            <text:p>Ємність</text:p>
          </table:table-cell>
          <table:table-cell table:formula="of:=[.D5]" office:value-type="float" office:value="0.077" calcext:value-type="float">
            <text:p>0.077</text:p>
          </table:table-cell>
          <table:table-cell table:formula="of:=[.D8]" office:value-type="float" office:value="0.033" calcext:value-type="float">
            <text:p>0.033</text:p>
          </table:table-cell>
          <table:table-cell table:formula="of:=[.D7]" office:value-type="float" office:value="0.297" calcext:value-type="float">
            <text:p>0.297</text:p>
          </table:table-cell>
          <table:table-cell table:formula="of:=[.D6]" office:value-type="float" office:value="0.297" calcext:value-type="float">
            <text:p>0.297</text:p>
          </table:table-cell>
          <table:table-cell table:formula="of:=[.D4]" office:value-type="float" office:value="0.297" calcext:value-type="float">
            <text:p>0.297</text:p>
          </table:table-cell>
          <table:table-cell table:style-name="ce17" office:value-type="float" office:value="0.07" calcext:value-type="float">
            <text:p>0.07</text:p>
          </table:table-cell>
        </table:table-row>
        <table:table-row table:style-name="ro7">
          <table:table-cell table:style-name="ce14" office:value-type="string" calcext:value-type="string">
            <text:p>Діагональ</text:p>
          </table:table-cell>
          <table:table-cell table:formula="of:=[.E5]" office:value-type="float" office:value="0.183" calcext:value-type="float">
            <text:p>0.183</text:p>
          </table:table-cell>
          <table:table-cell table:formula="of:=[.E8]" office:value-type="float" office:value="0.105" calcext:value-type="float">
            <text:p>0.105</text:p>
          </table:table-cell>
          <table:table-cell table:formula="of:=[.E7]" office:value-type="float" office:value="0.139" calcext:value-type="float">
            <text:p>0.139</text:p>
          </table:table-cell>
          <table:table-cell table:formula="of:=[.E6]" office:value-type="float" office:value="0.537" calcext:value-type="float">
            <text:p>0.537</text:p>
          </table:table-cell>
          <table:table-cell table:formula="of:=[.E4]" office:value-type="float" office:value="0.036" calcext:value-type="float">
            <text:p>0.036</text:p>
          </table:table-cell>
          <table:table-cell table:style-name="ce17" office:value-type="float" office:value="0.13" calcext:value-type="float">
            <text:p>0.13</text:p>
          </table:table-cell>
        </table:table-row>
        <table:table-row table:style-name="ro7">
          <table:table-cell table:style-name="ce14" office:value-type="string" calcext:value-type="string">
            <text:p>Акумулятор</text:p>
          </table:table-cell>
          <table:table-cell table:formula="of:=[.F5]" office:value-type="float" office:value="0.28" calcext:value-type="float">
            <text:p>0.28</text:p>
          </table:table-cell>
          <table:table-cell table:formula="of:=[.F8]" office:value-type="float" office:value="0.28" calcext:value-type="float">
            <text:p>0.28</text:p>
          </table:table-cell>
          <table:table-cell table:formula="of:=[.F7]" office:value-type="float" office:value="0.28" calcext:value-type="float">
            <text:p>0.28</text:p>
          </table:table-cell>
          <table:table-cell table:formula="of:=[.F6]" office:value-type="float" office:value="0.111" calcext:value-type="float">
            <text:p>0.111</text:p>
          </table:table-cell>
          <table:table-cell table:formula="of:=[.F4]" office:value-type="float" office:value="0.047" calcext:value-type="float">
            <text:p>0.047</text:p>
          </table:table-cell>
          <table:table-cell table:style-name="ce17" office:value-type="float" office:value="0.03" calcext:value-type="float">
            <text:p>0.03</text:p>
          </table:table-cell>
        </table:table-row>
        <table:table-row table:style-name="ro7">
          <table:table-cell table:style-name="ce14" office:value-type="string" calcext:value-type="string">
            <text:p>Порогові значення</text:p>
          </table:table-cell>
          <table:table-cell table:style-name="ce18" table:number-columns-repeated="5"/>
          <table:table-cell/>
        </table:table-row>
        <table:table-row table:style-name="ro7">
          <table:table-cell table:style-name="ce14" office:value-type="string" calcext:value-type="string">
            <text:p>Пари альтернатив</text:p>
          </table:table-cell>
          <table:table-cell table:style-name="ce16" office:value-type="string" calcext:value-type="string">
            <text:p>Ціна</text:p>
          </table:table-cell>
          <table:table-cell table:style-name="ce16" office:value-type="string" calcext:value-type="string">
            <text:p>Камера</text:p>
          </table:table-cell>
          <table:table-cell table:style-name="ce16" office:value-type="string" calcext:value-type="string">
            <text:p>Ємність</text:p>
          </table:table-cell>
          <table:table-cell table:style-name="ce16" office:value-type="string" calcext:value-type="string">
            <text:p>Діагональ</text:p>
          </table:table-cell>
          <table:table-cell table:style-name="ce16" office:value-type="string" calcext:value-type="string">
            <text:p>Акумулятор</text:p>
          </table:table-cell>
          <table:table-cell/>
        </table:table-row>
        <table:table-row table:style-name="ro7">
          <table:table-cell office:value-type="string" calcext:value-type="string">
            <text:p>1-2</text:p>
          </table:table-cell>
          <table:table-cell table:formula="of:=([.C11]-[.B11])/([.C13]-[.B13])*(1/[.G13])" office:value-type="float" office:value="-1.5710932260228" calcext:value-type="float">
            <text:p>-1.5710932260228</text:p>
          </table:table-cell>
          <table:table-cell table:formula="of:=([.C11]-[.B11])/([.C14]-[.B14])*(1/[.G14])" office:value-type="float" office:value="0.638479097816088" calcext:value-type="float">
            <text:p>0.638479097816088</text:p>
          </table:table-cell>
          <table:table-cell table:style-name="ce6" table:formula="of:=([.C11]-[.B11])/([.C15]-[.B15])*(1/[.G15])" office:value-type="float" office:value="60.8441558441559" calcext:value-type="float">
            <text:p>60.8441558441559</text:p>
          </table:table-cell>
          <table:table-cell table:style-name="ce6" table:formula="of:=([.C11]-[.B11])/([.C16]-[.B16])*(1/[.G16])" office:value-type="float" office:value="18.4812623274162" calcext:value-type="float">
            <text:p>18.4812623274162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7">
          <table:table-cell office:value-type="string" calcext:value-type="string">
            <text:p>1-3</text:p>
          </table:table-cell>
          <table:table-cell table:formula="of:=([.D11]-[.B11])/([.D13]-[.B13])*(1/[.G13])" office:value-type="float" office:value="-11.2091222030981" calcext:value-type="float">
            <text:p>-11.2091222030981</text:p>
          </table:table-cell>
          <table:table-cell table:formula="of:=([.D11]-[.B11])/([.D14]-[.B14])*(1/[.G14])" office:value-type="float" office:value="0.887533644509557" calcext:value-type="float">
            <text:p>0.887533644509557</text:p>
          </table:table-cell>
          <table:table-cell table:formula="of:=([.D11]-[.B11])/([.D15]-[.B15])*(1/[.G15])" office:value-type="float" office:value="-16.9155844155844" calcext:value-type="float">
            <text:p>-16.9155844155844</text:p>
          </table:table-cell>
          <table:table-cell table:style-name="ce6" table:formula="of:=([.D11]-[.B11])/([.D16]-[.B16])*(1/[.G16])" office:value-type="float" office:value="45.5419580419581" calcext:value-type="float">
            <text:p>45.5419580419581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7">
          <table:table-cell office:value-type="string" calcext:value-type="string">
            <text:p>1-4</text:p>
          </table:table-cell>
          <table:table-cell table:style-name="ce6" table:formula="of:=([.E11]-[.B11])/([.E13]-[.B13])*(1/[.G13])" office:value-type="float" office:value="8.56186224489796" calcext:value-type="float">
            <text:p>8.56186224489796</text:p>
          </table:table-cell>
          <table:table-cell table:formula="of:=([.E11]-[.B11])/([.E14]-[.B14])*(1/[.G14])" office:value-type="float" office:value="0.914789956049198" calcext:value-type="float">
            <text:p>0.914789956049198</text:p>
          </table:table-cell>
          <table:table-cell table:formula="of:=([.E11]-[.B11])/([.E15]-[.B15])*(1/[.G15])" office:value-type="float" office:value="-17.4350649350649" calcext:value-type="float">
            <text:p>-17.4350649350649</text:p>
          </table:table-cell>
          <table:table-cell table:formula="of:=([.E11]-[.B11])/([.E16]-[.B16])*(1/[.G16])" office:value-type="float" office:value="-5.83441981747066" calcext:value-type="float">
            <text:p>-5.83441981747066</text:p>
          </table:table-cell>
          <table:table-cell table:style-name="ce6" table:formula="of:=([.E11]-[.B11])/([.E17]-[.B17])*(1/[.G17])" office:value-type="float" office:value="52.9585798816568" calcext:value-type="float">
            <text:p>52.9585798816568</text:p>
          </table:table-cell>
          <table:table-cell/>
        </table:table-row>
        <table:table-row table:style-name="ro7">
          <table:table-cell office:value-type="string" calcext:value-type="string">
            <text:p>1-5</text:p>
          </table:table-cell>
          <table:table-cell table:style-name="ce6" table:formula="of:=([.F11]-[.B11])/([.F13]-[.B13])*(1/[.G13])" office:value-type="float" office:value="12.3004201680672" calcext:value-type="float">
            <text:p>12.3004201680672</text:p>
          </table:table-cell>
          <table:table-cell table:formula="of:=([.F11]-[.B11])/([.F14]-[.B144])*(1/[.G13])" office:value-type="float" office:value="-25.0928571428571" calcext:value-type="float">
            <text:p>-25.0928571428571</text:p>
          </table:table-cell>
          <table:table-cell table:formula="of:=([.F11]-[.B11])/([.F15]-[.B155])*(1/[.G13])" office:value-type="float" office:value="-4.22438672438672" calcext:value-type="float">
            <text:p>-4.22438672438672</text:p>
          </table:table-cell>
          <table:table-cell table:style-name="ce6" table:formula="of:=([.F11]-[.B11])/([.F16]-[.B16])*(1/[.G16])" office:value-type="float" office:value="18.3830455259027" calcext:value-type="float">
            <text:p>18.3830455259027</text:p>
          </table:table-cell>
          <table:table-cell table:style-name="ce6" table:formula="of:=([.F11]-[.B11])/([.F17]-[.B17])*(1/[.G17])" office:value-type="float" office:value="50.2575107296137" calcext:value-type="float">
            <text:p>50.2575107296137</text:p>
          </table:table-cell>
          <table:table-cell/>
        </table:table-row>
        <table:table-row table:style-name="ro7">
          <table:table-cell office:value-type="string" calcext:value-type="string">
            <text:p>2-3</text:p>
          </table:table-cell>
          <table:table-cell table:formula="of:=([.D11]-[.C11])/([.D13]-[.C13])*(1/[.G13])" office:value-type="float" office:value="0.761141191170346" calcext:value-type="float">
            <text:p>0.761141191170346</text:p>
          </table:table-cell>
          <table:table-cell office:value-type="string" calcext:value-type="string">
            <text:p>-INF</text:p>
          </table:table-cell>
          <table:table-cell table:formula="of:=([.D11]-[.C11])/([.D15]-[.C15])*(1/[.G15])" office:value-type="float" office:value="-3.95562770562771" calcext:value-type="float">
            <text:p>-3.95562770562771</text:p>
          </table:table-cell>
          <table:table-cell table:formula="of:=([.D11]-[.C11])/([.D16]-[.C16])*(1/[.G16])" office:value-type="float" office:value="-16.5384615384615" calcext:value-type="float">
            <text:p>-16.5384615384615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7">
          <table:table-cell office:value-type="string" calcext:value-type="string">
            <text:p>2-4</text:p>
          </table:table-cell>
          <table:table-cell table:formula="of:=([.E11]-[.C11])/([.E13]-[.C13])*(1/[.G13])" office:value-type="float" office:value="0.538369622942114" calcext:value-type="float">
            <text:p>0.538369622942114</text:p>
          </table:table-cell>
          <table:table-cell office:value-type="string" calcext:value-type="string">
            <text:p>-INF</text:p>
          </table:table-cell>
          <table:table-cell table:formula="of:=([.E11]-[.C11])/([.E15]-[.C15])*(1/[.G15])" office:value-type="float" office:value="-4.38852813852814" calcext:value-type="float">
            <text:p>-4.38852813852814</text:p>
          </table:table-cell>
          <table:table-cell table:formula="of:=([.E11]-[.C11])/([.E16]-[.C16])*(1/[.G16])" office:value-type="float" office:value="-1.44408831908832" calcext:value-type="float">
            <text:p>-1.44408831908832</text:p>
          </table:table-cell>
          <table:table-cell table:style-name="ce6" table:formula="of:=([.E11]-[.C11])/([.E17]-[.C17])*(1/[.G17])" office:value-type="float" office:value="15.9960552268245" calcext:value-type="float">
            <text:p>15.9960552268245</text:p>
          </table:table-cell>
          <table:table-cell/>
        </table:table-row>
        <table:table-row table:style-name="ro7">
          <table:table-cell office:value-type="string" calcext:value-type="string">
            <text:p>2-5</text:p>
          </table:table-cell>
          <table:table-cell table:style-name="ce6" table:formula="of:=([.F11]-[.C11])/([.F13]-[.C13])*(1/[.G13])" office:value-type="float" office:value="1.10863095238095" calcext:value-type="float">
            <text:p>1.10863095238095</text:p>
          </table:table-cell>
          <table:table-cell table:style-name="ce6" table:formula="of:=([.F11]-[.C11])/([.F14]-[.C14])*(1/[.G14])" office:value-type="float" office:value="8.80236305048335" calcext:value-type="float">
            <text:p>8.80236305048335</text:p>
          </table:table-cell>
          <table:table-cell table:formula="of:=([.F11]-[.C11])/([.F15]-[.C15])*(1/[.G15])" office:value-type="float" office:value="-8.86904761904762" calcext:value-type="float">
            <text:p>-8.86904761904762</text:p>
          </table:table-cell>
          <table:table-cell table:style-name="ce6" table:formula="of:=([.F11]-[.C11])/([.F16]-[.C16])*(1/[.G16])" office:value-type="float" office:value="18.2720178372352" calcext:value-type="float">
            <text:p>18.2720178372352</text:p>
          </table:table-cell>
          <table:table-cell table:style-name="ce6" table:formula="of:=([.F11]-[.C11])/([.F17]-[.C17])*(1/[.G17])" office:value-type="float" office:value="23.447782546495" calcext:value-type="float">
            <text:p>23.447782546495</text:p>
          </table:table-cell>
          <table:table-cell/>
        </table:table-row>
        <table:table-row table:style-name="ro7">
          <table:table-cell office:value-type="string" calcext:value-type="string">
            <text:p>3-4</text:p>
          </table:table-cell>
          <table:table-cell table:formula="of:=([.E11]-[.D11])/([.E13]-[.D13])*(1/[.G13])" office:value-type="float" office:value="0.146520146520147" calcext:value-type="float">
            <text:p>0.146520146520147</text:p>
          </table:table-cell>
          <table:table-cell table:formula="of:=([.E11]-[.D11])/([.ED14]-[.E14])*(1/[.G14])" office:value-type="float" office:value="0.185528756957329" calcext:value-type="float">
            <text:p>0.185528756957329</text:p>
          </table:table-cell>
          <table:table-cell office:value-type="string" calcext:value-type="string">
            <text:p>-INF</text:p>
          </table:table-cell>
          <table:table-cell table:formula="of:=([.E11]-[.D11])/([.E16]-[.D16])*(1/[.G16])" office:value-type="float" office:value="-0.154619250096637" calcext:value-type="float">
            <text:p>-0.154619250096637</text:p>
          </table:table-cell>
          <table:table-cell table:style-name="ce6" table:formula="of:=([.E11]-[.D11])/([.E17]-[.D17])*(1/[.G17])" office:value-type="float" office:value="1.57790927021696" calcext:value-type="float">
            <text:p>1.57790927021696</text:p>
          </table:table-cell>
          <table:table-cell/>
        </table:table-row>
        <table:table-row table:style-name="ro7">
          <table:table-cell office:value-type="string" calcext:value-type="string">
            <text:p>3-5</text:p>
          </table:table-cell>
          <table:table-cell table:style-name="ce6" table:formula="of:=([.F11]-[.D11])/([.F13]-[.D13])*(1/[.G13])" office:value-type="float" office:value="1.75289575289575" calcext:value-type="float">
            <text:p>1.75289575289575</text:p>
          </table:table-cell>
          <table:table-cell table:style-name="ce6" table:formula="of:=([.F11]-[.D11])/([.F14]-[.D14])*(1/[.G14])" office:value-type="float" office:value="4.8764769065521" calcext:value-type="float">
            <text:p>4.8764769065521</text:p>
          </table:table-cell>
          <table:table-cell office:value-type="string" calcext:value-type="string">
            <text:p>-INF</text:p>
          </table:table-cell>
          <table:table-cell table:style-name="ce6" table:formula="of:=([.F11]-[.D11])/([.F16]-[.D16])*(1/[.G16])" office:value-type="float" office:value="6.78117998506348" calcext:value-type="float">
            <text:p>6.78117998506348</text:p>
          </table:table-cell>
          <table:table-cell table:style-name="ce15" table:formula="of:=([.F11]-[.D11])/([.F17]-[.D17])*(1/[.G13])" office:value-type="float" office:value="1.39178418148375" calcext:value-type="float">
            <text:p>1.39178418148375</text:p>
          </table:table-cell>
          <table:table-cell/>
        </table:table-row>
        <table:table-row table:style-name="ro7">
          <table:table-cell office:value-type="string" calcext:value-type="string">
            <text:p>4-5</text:p>
          </table:table-cell>
          <table:table-cell table:formula="of:=([.F11]-[.E11])/([.F13]-[.E13])*(1/[.G13])" office:value-type="float" office:value="-29.5714285714286" calcext:value-type="float">
            <text:p>-29.5714285714286</text:p>
          </table:table-cell>
          <table:table-cell table:style-name="ce6" table:formula="of:=([.F11]-[.E11])/([.F14]-[.E14])*(1/[.G14])" office:value-type="float" office:value="4.4468313641246" calcext:value-type="float">
            <text:p>4.4468313641246</text:p>
          </table:table-cell>
          <table:table-cell office:value-type="string" calcext:value-type="string">
            <text:p>-INF</text:p>
          </table:table-cell>
          <table:table-cell table:style-name="ce6" table:formula="of:=([.F11]-[.E11])/([.F16]-[.E16])*(1/[.G16])" office:value-type="float" office:value="1.27130354675265" calcext:value-type="float">
            <text:p>1.27130354675265</text:p>
          </table:table-cell>
          <table:table-cell table:style-name="ce6" table:formula="of:=([.F11]-[.E11])/([.F17]-[.E17])*(1/[.G17])" office:value-type="float" office:value="43.125" calcext:value-type="float">
            <text:p>43.125</text:p>
          </table:table-cell>
          <table:table-cell/>
        </table:table-row>
        <table:table-row table:style-name="ro7">
          <table:table-cell table:style-name="ce14" office:value-type="string" calcext:value-type="string">
            <text:p>CritVal, %</text:p>
          </table:table-cell>
          <table:table-cell table:style-name="ce19" office:value-type="float" office:value="14.65" calcext:value-type="float">
            <text:p>14.65</text:p>
          </table:table-cell>
          <table:table-cell table:style-name="ce19" office:value-type="float" office:value="18.55" calcext:value-type="float">
            <text:p>18.55</text:p>
          </table:table-cell>
          <table:table-cell table:style-name="ce19" office:value-type="float" office:value="395.56" calcext:value-type="float">
            <text:p>395.56</text:p>
          </table:table-cell>
          <table:table-cell table:style-name="ce19" office:value-type="float" office:value="15.46" calcext:value-type="float">
            <text:p>15.46</text:p>
          </table:table-cell>
          <table:table-cell table:style-name="ce19" office:value-type="float" office:value="689.96" calcext:value-type="float">
            <text:p>689.96</text:p>
          </table:table-cell>
          <table:table-cell/>
        </table:table-row>
        <table:table-row table:style-name="ro7">
          <table:table-cell table:style-name="ce14" office:value-type="string" calcext:value-type="string">
            <text:p>SensVal</text:p>
          </table:table-cell>
          <table:table-cell table:style-name="ce19" table:formula="of:=1/[.B30]" office:value-type="float" office:value="0.068259385665529" calcext:value-type="float">
            <text:p>0.068259385665529</text:p>
          </table:table-cell>
          <table:table-cell table:style-name="ce19" table:formula="of:=1/[.C30]" office:value-type="float" office:value="0.0539083557951482" calcext:value-type="float">
            <text:p>0.0539083557951482</text:p>
          </table:table-cell>
          <table:table-cell table:style-name="ce19" table:formula="of:=1/[.D30]" office:value-type="float" office:value="0.00252806148245525" calcext:value-type="float">
            <text:p>0.00252806148245525</text:p>
          </table:table-cell>
          <table:table-cell table:style-name="ce19" table:formula="of:=1/[.E30]" office:value-type="float" office:value="0.0646830530401035" calcext:value-type="float">
            <text:p>0.0646830530401035</text:p>
          </table:table-cell>
          <table:table-cell table:style-name="ce19" table:formula="of:=1/[.F30]" office:value-type="float" office:value="0.00144935938315265" calcext:value-type="float">
            <text:p>0.001449359383152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7:02:45.0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9:54:45.618000000</meta:creation-date>
    <dc:date>2024-01-05T07:06:09.559000000</dc:date>
    <meta:editing-duration>PT7H33M20S</meta:editing-duration>
    <meta:editing-cycles>49</meta:editing-cycles>
    <meta:generator>LibreOffice/7.5.3.2$Windows_X86_64 LibreOffice_project/9f56dff12ba03b9acd7730a5a481eea045e468f3</meta:generator>
    <meta:document-statistic meta:table-count="10" meta:cell-count="823" meta:object-count="0"/>
  </office:meta>
</office:document-meta>
</file>